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79.06pt"/>
    </style:style>
    <style:style style:name="co4" style:family="table-column">
      <style:table-column-properties fo:break-before="auto" style:column-width="91.39pt"/>
    </style:style>
    <style:style style:name="co5" style:family="table-column">
      <style:table-column-properties fo:break-before="auto" style:column-width="72.96pt"/>
    </style:style>
    <style:style style:name="co6" style:family="table-column">
      <style:table-column-properties fo:break-before="auto" style:column-width="80.7pt"/>
    </style:style>
    <style:style style:name="co7" style:family="table-column">
      <style:table-column-properties fo:break-before="auto" style:column-width="93.94pt"/>
    </style:style>
    <style:style style:name="co8" style:family="table-column">
      <style:table-column-properties fo:break-before="auto" style:column-width="87.7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2.65pt"/>
    </style:style>
    <style:style style:name="co11" style:family="table-column">
      <style:table-column-properties fo:break-before="auto" style:column-width="176.46pt"/>
    </style:style>
    <style:style style:name="ro1" style:family="table-row">
      <style:table-row-properties style:row-height="48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transparent"/>
    </style:style>
    <style:style style:name="ce49" style:family="table-cell" style:parent-style-name="Default"/>
    <style:style style:name="ce52" style:family="table-cell" style:parent-style-name="Default">
      <style:table-cell-properties fo:background-color="#fff200"/>
    </style:style>
    <style:style style:name="ce7" style:family="table-cell" style:parent-style-name="Default" style:data-style-name="N4"/>
    <style:style style:name="ce58" style:family="table-cell" style:parent-style-name="Default" style:data-style-name="N4">
      <style:table-cell-properties fo:background-color="transparent"/>
    </style:style>
    <style:style style:name="ce12" style:family="table-cell" style:parent-style-name="Default"/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/>
    <style:style style:name="ce62" style:family="table-cell" style:parent-style-name="Default">
      <style:table-cell-properties fo:background-color="#fff200"/>
    </style:style>
    <style:style style:name="ce20" style:family="table-cell" style:parent-style-name="Default" style:data-style-name="N4"/>
    <style:style style:name="ce64" style:family="table-cell" style:parent-style-name="Default" style:data-style-name="N4">
      <style:table-cell-properties fo:background-color="transparent"/>
    </style:style>
    <style:style style:name="ce65" style:family="table-cell" style:parent-style-name="Default"/>
    <style:style style:name="ce66" style:family="table-cell" style:parent-style-name="Default">
      <style:table-cell-properties fo:background-color="#fff200"/>
    </style:style>
    <style:style style:name="ce25" style:family="table-cell" style:parent-style-name="Default" style:data-style-name="N4"/>
    <style:style style:name="ce68" style:family="table-cell" style:parent-style-name="Default" style:data-style-name="N4">
      <style:table-cell-properties fo:background-color="transparent"/>
    </style:style>
    <style:style style:name="ce69" style:family="table-cell" style:parent-style-name="Default"/>
    <style:style style:name="ce70" style:family="table-cell" style:parent-style-name="Default">
      <style:table-cell-properties fo:background-color="#fff200"/>
    </style:style>
    <style:style style:name="ce30" style:family="table-cell" style:parent-style-name="Default" style:data-style-name="N4"/>
    <style:style style:name="ce72" style:family="table-cell" style:parent-style-name="Default" style:data-style-name="N4">
      <style:table-cell-properties fo:background-color="transparent"/>
    </style:style>
    <style:style style:name="ce73" style:family="table-cell" style:parent-style-name="Default"/>
    <style:style style:name="ce74" style:family="table-cell" style:parent-style-name="Default">
      <style:table-cell-properties fo:background-color="#fff200"/>
    </style:style>
    <style:style style:name="ce35" style:family="table-cell" style:parent-style-name="Default" style:data-style-name="N4"/>
    <style:style style:name="ce76" style:family="table-cell" style:parent-style-name="Default" style:data-style-name="N4">
      <style:table-cell-properties fo:background-color="transparent"/>
    </style:style>
    <style:style style:name="ce39" style:family="table-cell" style:parent-style-name="Default"/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/>
    <style:style style:name="ce80" style:family="table-cell" style:parent-style-name="Default">
      <style:table-cell-properties fo:background-color="#fff200"/>
    </style:style>
    <style:style style:name="ce44" style:family="table-cell" style:parent-style-name="Default" style:data-style-name="N4"/>
    <style:style style:name="ce82" style:family="table-cell" style:parent-style-name="Default" style:data-style-name="N4">
      <style:table-cell-properties fo:background-color="transparent"/>
    </style:style>
    <style:style style:name="ce6" style:family="table-cell" style:parent-style-name="Default" style:data-style-name="N4"/>
    <style:style style:name="ce18" style:family="table-cell" style:parent-style-name="Default" style:data-style-name="N4">
      <style:table-cell-properties fo:background-color="#fff200"/>
    </style:style>
    <style:style style:name="ce15" style:family="table-cell" style:parent-style-name="Default" style:data-style-name="N4">
      <style:table-cell-properties fo:background-color="transparent"/>
    </style:style>
    <style:style style:name="ce5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="0.06pt solid #000000"/>
    </style:style>
    <style:style style:name="ce5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56" style:family="table-cell" style:parent-style-name="Default" style:data-style-name="N4">
      <style:text-properties fo:font-weight="bold" style:font-weight-asian="bold" style:font-weight-complex="bold"/>
    </style:style>
    <style:style style:name="ce57" style:family="table-cell" style:parent-style-name="Default" style:data-style-name="N4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el_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9"/>
        <table:table-column table:style-name="co3" table:default-cell-style-name="ce49"/>
        <table:table-column table:style-name="co3" table:default-cell-style-name="ce61"/>
        <table:table-column table:style-name="co4" table:default-cell-style-name="ce65"/>
        <table:table-column table:style-name="co5" table:default-cell-style-name="ce65"/>
        <table:table-column table:style-name="co6" table:default-cell-style-name="ce69"/>
        <table:table-column table:style-name="co7" table:default-cell-style-name="ce73"/>
        <table:table-column table:style-name="co8" table:default-cell-style-name="ce73"/>
        <table:table-column table:style-name="co8" table:default-cell-style-name="ce79"/>
        <table:table-column table:style-name="co9" table:default-cell-style-name="ce6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arget_lineal_x</text:p>
          </table:table-cell>
          <table:table-cell table:style-name="ce1" office:value-type="string" calcext:value-type="string">
            <text:p>target_lineal_y</text:p>
          </table:table-cell>
          <table:table-cell table:style-name="ce1" office:value-type="string" calcext:value-type="string">
            <text:p>target_w</text:p>
          </table:table-cell>
          <table:table-cell table:style-name="ce1" office:value-type="string" calcext:value-type="string">
            <text:p>odom_lineal_x</text:p>
          </table:table-cell>
          <table:table-cell table:style-name="ce1" office:value-type="string" calcext:value-type="string">
            <text:p>odom_lineal_y</text:p>
          </table:table-cell>
          <table:table-cell table:style-name="ce1" office:value-type="string" calcext:value-type="string">
            <text:p>odom_w</text:p>
          </table:table-cell>
          <table:table-cell table:style-name="ce1" office:value-type="string" calcext:value-type="string">
            <text:p>enc_lineal_x</text:p>
          </table:table-cell>
          <table:table-cell table:style-name="ce1" office:value-type="string" calcext:value-type="string">
            <text:p>enc_lineal_y</text:p>
          </table:table-cell>
          <table:table-cell table:style-name="ce1" office:value-type="string" calcext:value-type="string">
            <text:p>enc_w</text:p>
          </table:table-cell>
          <table:table-cell table:style-name="ce1" office:value-type="string" calcext:value-type="string">
            <text:p>Delta_t</text:p>
          </table:table-cell>
          <table:table-cell table:style-name="ce51" office:value-type="string" calcext:value-type="string">
            <text:p>Odom acceleration linear (m/s2)</text:p>
          </table:table-cell>
          <table:table-cell table:style-name="ce51" office:value-type="string" calcext:value-type="string">
            <text:p>Enc acceleration linear (m/s2)</text:p>
          </table:table-cell>
          <table:table-cell table:style-name="ce51" office:value-type="string" calcext:value-type="string">
            <text:p>Odom acceleration angular (rad/s2)</text:p>
          </table:table-cell>
          <table:table-cell table:style-name="ce51" office:value-type="string" calcext:value-type="string">
            <text:p>Enc acceleration angular (rad/s2)</text:p>
          </table:table-cell>
          <table:table-cell table:number-columns-repeated="3"/>
        </table:table-row>
        <table:table-row table:style-name="ro2">
          <table:table-cell office:value-type="float" office:value="1603667862.29419" calcext:value-type="float">
            <text:p>1603667862.2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-0.000031" calcext:value-type="float">
            <text:p>-3.1E-05</text:p>
          </table:table-cell>
          <table:table-cell office:value-type="float" office:value="-0.008515" calcext:value-type="float">
            <text:p>-0.00851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float" office:value="1603667862.3942" calcext:value-type="float">
            <text:p>1603667862.3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6669" calcext:value-type="float">
            <text:p>0.016669</text:p>
          </table:table-cell>
          <table:table-cell office:value-type="float" office:value="-0.000002" calcext:value-type="float">
            <text:p>-2E-06</text:p>
          </table:table-cell>
          <table:table-cell office:value-type="float" office:value="-0.000293" calcext:value-type="float">
            <text:p>-0.0002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]-[.A2]" office:value-type="float" office:value="0.100012063980103" calcext:value-type="float">
            <text:p>0.10</text:p>
          </table:table-cell>
          <table:table-cell table:number-columns-repeated="6"/>
          <table:table-cell office:value-type="string" calcext:value-type="string">
            <text:p>min</text:p>
          </table:table-cell>
        </table:table-row>
        <table:table-row table:style-name="ro2">
          <table:table-cell office:value-type="float" office:value="1603667862.49418" calcext:value-type="float">
            <text:p>1603667862.4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427" calcext:value-type="float">
            <text:p>-0.00342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-0.004995" calcext:value-type="float">
            <text:p>-0.0049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]-[.A3]" office:value-type="float" office:value="0.0999808311462402" calcext:value-type="float">
            <text:p>0.10</text:p>
          </table:table-cell>
          <table:table-cell table:number-columns-repeated="4"/>
          <table:table-cell table:style-name="ce54" office:value-type="string" calcext:value-type="string">
            <text:p>Odom average linear acc (m/s2):</text:p>
          </table:table-cell>
          <table:table-cell table:style-name="ce55" table:formula="of:=AVERAGE([.L11])" office:value-type="float" office:value="0.710365959731842" calcext:value-type="float">
            <text:p>0.71</text:p>
          </table:table-cell>
          <table:table-cell table:style-name="ce56" table:formula="of:=MIN([.L11])" office:value-type="float" office:value="0.710365959731842" calcext:value-type="float">
            <text:p>0.71</text:p>
          </table:table-cell>
        </table:table-row>
        <table:table-row table:style-name="ro2">
          <table:table-cell table:style-name="ce3" office:value-type="float" office:value="1603667862.59421" calcext:value-type="float">
            <text:p>1603667862.59421</text:p>
          </table:table-cell>
          <table:table-cell table:style-name="ce52" office:value-type="float" office:value="0.93" calcext:value-type="float">
            <text:p>0.93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6" office:value-type="float" office:value="-0.003427" calcext:value-type="float">
            <text:p>-0.003427</text:p>
          </table:table-cell>
          <table:table-cell table:style-name="ce66" office:value-type="float" office:value="0.000009" calcext:value-type="float">
            <text:p>9E-06</text:p>
          </table:table-cell>
          <table:table-cell table:style-name="ce70" office:value-type="float" office:value="-0.004995" calcext:value-type="float">
            <text:p>-0.00499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18" table:formula="of:=[.A5]-[.A4]" office:value-type="float" office:value="0.100023984909058" calcext:value-type="float">
            <text:p>0.10</text:p>
          </table:table-cell>
          <table:table-cell table:number-columns-repeated="4"/>
          <table:table-cell office:value-type="string" calcext:value-type="string">
            <text:p>Enc average linear acc (m/s2):</text:p>
          </table:table-cell>
          <table:table-cell table:style-name="ce6" table:formula="of:=AVERAGE([.M11])" office:value-type="float" office:value="1.3013533227106" calcext:value-type="float">
            <text:p>1.30</text:p>
          </table:table-cell>
          <table:table-cell table:style-name="ce6" table:formula="of:=MIN([.M11])" office:value-type="float" office:value="1.3013533227106" calcext:value-type="float">
            <text:p>1.30</text:p>
          </table:table-cell>
        </table:table-row>
        <table:table-row table:style-name="ro2">
          <table:table-cell office:value-type="float" office:value="1603667862.69422" calcext:value-type="float">
            <text:p>1603667862.69422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427" calcext:value-type="float">
            <text:p>-0.00342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-0.004995" calcext:value-type="float">
            <text:p>-0.0049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6]-[.A5]" office:value-type="float" office:value="0.100019216537476" calcext:value-type="float">
            <text:p>0.10</text:p>
          </table:table-cell>
          <table:table-cell table:number-columns-repeated="4"/>
          <table:table-cell table:style-name="ce54" office:value-type="string" calcext:value-type="string">
            <text:p>Odom average angular acc (rad/s2):</text:p>
          </table:table-cell>
          <table:table-cell table:style-name="ce55" table:formula="of:=AVERAGE(-[.N58];[.N131])" office:value-type="float" office:value="2.08092801092902" calcext:value-type="float">
            <text:p>2.08</text:p>
          </table:table-cell>
          <table:table-cell table:style-name="ce56" table:formula="of:=MIN(-[.N58];[.N131])" office:value-type="float" office:value="2.04860977783712" calcext:value-type="float">
            <text:p>2.05</text:p>
          </table:table-cell>
        </table:table-row>
        <table:table-row table:style-name="ro2">
          <table:table-cell office:value-type="float" office:value="1603667862.79418" calcext:value-type="float">
            <text:p>1603667862.79418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984" calcext:value-type="float">
            <text:p>0.023984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5936" calcext:value-type="float">
            <text:p>0.00593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7]-[.A6]" office:value-type="float" office:value="0.0999588966369629" calcext:value-type="float">
            <text:p>0.10</text:p>
          </table:table-cell>
          <table:table-cell table:number-columns-repeated="4"/>
          <table:table-cell office:value-type="string" calcext:value-type="string">
            <text:p>Enc average angular acc (rad/s2):</text:p>
          </table:table-cell>
          <table:table-cell table:style-name="ce15" table:formula="of:=AVERAGE(-[.O58];[.O131])" office:value-type="float" office:value="6.22251866073221" calcext:value-type="float">
            <text:p>6.22</text:p>
          </table:table-cell>
          <table:table-cell table:style-name="ce57" table:formula="of:=MIN(-[.O58];[.O131])" office:value-type="float" office:value="6.08299533409788" calcext:value-type="float">
            <text:p>6.08</text:p>
          </table:table-cell>
        </table:table-row>
        <table:table-row table:style-name="ro2">
          <table:table-cell office:value-type="float" office:value="1603667862.8942" calcext:value-type="float">
            <text:p>1603667862.8942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7213" calcext:value-type="float">
            <text:p>-0.007213</text:p>
          </table:table-cell>
          <table:table-cell office:value-type="float" office:value="-0.000029" calcext:value-type="float">
            <text:p>-2.9E-05</text:p>
          </table:table-cell>
          <table:table-cell office:value-type="float" office:value="0.008156" calcext:value-type="float">
            <text:p>0.008156</text:p>
          </table:table-cell>
          <table:table-cell office:value-type="float" office:value="0.264688" calcext:value-type="float">
            <text:p>0.264688</text:p>
          </table:table-cell>
          <table:table-cell office:value-type="float" office:value="0" calcext:value-type="float">
            <text:p>0</text:p>
          </table:table-cell>
          <table:table-cell office:value-type="float" office:value="0.003796" calcext:value-type="float">
            <text:p>0.003796</text:p>
          </table:table-cell>
          <table:table-cell table:formula="of:=[.A8]-[.A7]" office:value-type="float" office:value="0.10001993179321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2.99422" calcext:value-type="float">
            <text:p>1603667862.99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213" calcext:value-type="float">
            <text:p>-0.007213</text:p>
          </table:table-cell>
          <table:table-cell office:value-type="float" office:value="-0.000029" calcext:value-type="float">
            <text:p>-2.9E-05</text:p>
          </table:table-cell>
          <table:table-cell office:value-type="float" office:value="0.008156" calcext:value-type="float">
            <text:p>0.008156</text:p>
          </table:table-cell>
          <table:table-cell office:value-type="float" office:value="0.520561" calcext:value-type="float">
            <text:p>0.520561</text:p>
          </table:table-cell>
          <table:table-cell office:value-type="float" office:value="0" calcext:value-type="float">
            <text:p>0</text:p>
          </table:table-cell>
          <table:table-cell office:value-type="float" office:value="-0.023312" calcext:value-type="float">
            <text:p>-0.023312</text:p>
          </table:table-cell>
          <table:table-cell table:formula="of:=[.A9]-[.A8]" office:value-type="float" office:value="0.10001707077026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3.0942" calcext:value-type="float">
            <text:p>1603667863.0942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788" calcext:value-type="float">
            <text:p>0.056788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5712" calcext:value-type="float">
            <text:p>0.005712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-0.030054" calcext:value-type="float">
            <text:p>-0.030054</text:p>
          </table:table-cell>
          <table:table-cell table:formula="of:=[.A10]-[.A9]" office:value-type="float" office:value="0.0999760627746582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3" office:value-type="float" office:value="1603667863.1942" calcext:value-type="float">
            <text:p>1603667863.1942</text:p>
          </table:table-cell>
          <table:table-cell table:style-name="ce52" office:value-type="float" office:value="0.93" calcext:value-type="float">
            <text:p>0.93</text:p>
          </table:table-cell>
          <table:table-cell table:style-name="ce52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6" office:value-type="float" office:value="0.422792" calcext:value-type="float">
            <text:p>0.422792</text:p>
          </table:table-cell>
          <table:table-cell table:style-name="ce66" office:value-type="float" office:value="-0.000056" calcext:value-type="float">
            <text:p>-5.6E-05</text:p>
          </table:table-cell>
          <table:table-cell table:style-name="ce70" office:value-type="float" office:value="-0.000263" calcext:value-type="float">
            <text:p>-0.000263</text:p>
          </table:table-cell>
          <table:table-cell table:style-name="ce74" office:value-type="float" office:value="0.747809" calcext:value-type="float">
            <text:p>0.747809</text:p>
          </table:table-cell>
          <table:table-cell table:style-name="ce74" office:value-type="float" office:value="0" calcext:value-type="float">
            <text:p>0</text:p>
          </table:table-cell>
          <table:table-cell table:style-name="ce80" office:value-type="float" office:value="-0.003757" calcext:value-type="float">
            <text:p>-0.003757</text:p>
          </table:table-cell>
          <table:table-cell table:style-name="ce18" table:formula="of:=[.A11]-[.A10]" office:value-type="float" office:value="0.100008010864258" calcext:value-type="float">
            <text:p>0.10</text:p>
          </table:table-cell>
          <table:table-cell table:style-name="ce18" table:formula="of:=([.E11]-[.E5])/([.A11]-[.A5])" office:value-type="float" office:value="0.710365959731842" calcext:value-type="float">
            <text:p>0.71</text:p>
          </table:table-cell>
          <table:table-cell table:style-name="ce15" table:formula="of:=([.H9]-[.H5])/([.A9]-[.A5])" office:value-type="float" office:value="1.3013533227106" calcext:value-type="float">
            <text:p>1.30</text:p>
          </table:table-cell>
          <table:table-cell table:number-columns-repeated="5"/>
        </table:table-row>
        <table:table-row table:style-name="ro2">
          <table:table-cell office:value-type="float" office:value="1603667863.29418" calcext:value-type="float">
            <text:p>1603667863.29418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2792" calcext:value-type="float">
            <text:p>0.422792</text:p>
          </table:table-cell>
          <table:table-cell office:value-type="float" office:value="-0.000056" calcext:value-type="float">
            <text:p>-5.6E-05</text:p>
          </table:table-cell>
          <table:table-cell office:value-type="float" office:value="-0.000263" calcext:value-type="float">
            <text:p>-0.000263</text:p>
          </table:table-cell>
          <table:table-cell office:value-type="float" office:value="0.47841" calcext:value-type="float">
            <text:p>0.47841</text:p>
          </table:table-cell>
          <table:table-cell office:value-type="float" office:value="0" calcext:value-type="float">
            <text:p>0</text:p>
          </table:table-cell>
          <table:table-cell office:value-type="float" office:value="0.048081" calcext:value-type="float">
            <text:p>0.048081</text:p>
          </table:table-cell>
          <table:table-cell table:style-name="ce15" table:formula="of:=[.A12]-[.A11]" office:value-type="float" office:value="0.099973917007446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3.3942" calcext:value-type="float">
            <text:p>1603667863.3942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8965" calcext:value-type="float">
            <text:p>0.758965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7654" calcext:value-type="float">
            <text:p>0.007654</text:p>
          </table:table-cell>
          <table:table-cell office:value-type="float" office:value="0.505384" calcext:value-type="float">
            <text:p>0.505384</text:p>
          </table:table-cell>
          <table:table-cell office:value-type="float" office:value="0" calcext:value-type="float">
            <text:p>0</text:p>
          </table:table-cell>
          <table:table-cell office:value-type="float" office:value="0.002479" calcext:value-type="float">
            <text:p>0.002479</text:p>
          </table:table-cell>
          <table:table-cell table:formula="of:=[.A13]-[.A12]" office:value-type="float" office:value="0.1000258922576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3.4942" calcext:value-type="float">
            <text:p>1603667863.4942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8965" calcext:value-type="float">
            <text:p>0.758965</text:p>
          </table:table-cell>
          <table:table-cell office:value-type="float" office:value="0.002904" calcext:value-type="float">
            <text:p>0.002904</text:p>
          </table:table-cell>
          <table:table-cell office:value-type="float" office:value="0.007654" calcext:value-type="float">
            <text:p>0.007654</text:p>
          </table:table-cell>
          <table:table-cell office:value-type="float" office:value="0.620042" calcext:value-type="float">
            <text:p>0.620042</text:p>
          </table:table-cell>
          <table:table-cell office:value-type="float" office:value="0" calcext:value-type="float">
            <text:p>0</text:p>
          </table:table-cell>
          <table:table-cell office:value-type="float" office:value="0.005009" calcext:value-type="float">
            <text:p>0.005009</text:p>
          </table:table-cell>
          <table:table-cell table:formula="of:=[.A14]-[.A13]" office:value-type="float" office:value="0.099997043609619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3.59418" calcext:value-type="float">
            <text:p>1603667863.59418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7865" calcext:value-type="float">
            <text:p>0.527865</text:p>
          </table:table-cell>
          <table:table-cell office:value-type="float" office:value="-0.00904" calcext:value-type="float">
            <text:p>-0.00904</text:p>
          </table:table-cell>
          <table:table-cell office:value-type="float" office:value="-0.034249" calcext:value-type="float">
            <text:p>-0.034249</text:p>
          </table:table-cell>
          <table:table-cell office:value-type="float" office:value="0.746382" calcext:value-type="float">
            <text:p>0.746382</text:p>
          </table:table-cell>
          <table:table-cell office:value-type="float" office:value="0" calcext:value-type="float">
            <text:p>0</text:p>
          </table:table-cell>
          <table:table-cell office:value-type="float" office:value="0.003757" calcext:value-type="float">
            <text:p>0.003757</text:p>
          </table:table-cell>
          <table:table-cell table:formula="of:=[.A15]-[.A14]" office:value-type="float" office:value="0.09997797012329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3.69421" calcext:value-type="float">
            <text:p>1603667863.6942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2534" calcext:value-type="float">
            <text:p>0.602534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28077" calcext:value-type="float">
            <text:p>0.028077</text:p>
          </table:table-cell>
          <table:table-cell office:value-type="float" office:value="0.755315" calcext:value-type="float">
            <text:p>0.755315</text:p>
          </table:table-cell>
          <table:table-cell office:value-type="float" office:value="0" calcext:value-type="float">
            <text:p>0</text:p>
          </table:table-cell>
          <table:table-cell office:value-type="float" office:value="-0.01227" calcext:value-type="float">
            <text:p>-0.01227</text:p>
          </table:table-cell>
          <table:table-cell table:formula="of:=[.A16]-[.A15]" office:value-type="float" office:value="0.10003209114074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3.79432" calcext:value-type="float">
            <text:p>1603667863.79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02534" calcext:value-type="float">
            <text:p>0.602534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28077" calcext:value-type="float">
            <text:p>0.028077</text:p>
          </table:table-cell>
          <table:table-cell office:value-type="float" office:value="0.804912" calcext:value-type="float">
            <text:p>0.804912</text:p>
          </table:table-cell>
          <table:table-cell office:value-type="float" office:value="0" calcext:value-type="float">
            <text:p>0</text:p>
          </table:table-cell>
          <table:table-cell office:value-type="float" office:value="-0.01127" calcext:value-type="float">
            <text:p>-0.01127</text:p>
          </table:table-cell>
          <table:table-cell table:style-name="ce15" table:formula="of:=[.A17]-[.A16]" office:value-type="float" office:value="0.100107908248901" calcext:value-type="float">
            <text:p>0.10</text:p>
          </table:table-cell>
          <table:table-cell table:style-name="ce15" table:number-columns-repeated="2"/>
          <table:table-cell table:number-columns-repeated="5"/>
        </table:table-row>
        <table:table-row table:style-name="ro2">
          <table:table-cell office:value-type="float" office:value="1603667863.89419" calcext:value-type="float">
            <text:p>1603667863.8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51609" calcext:value-type="float">
            <text:p>0.751609</text:p>
          </table:table-cell>
          <table:table-cell office:value-type="float" office:value="-0.003864" calcext:value-type="float">
            <text:p>-0.003864</text:p>
          </table:table-cell>
          <table:table-cell office:value-type="float" office:value="-0.010281" calcext:value-type="float">
            <text:p>-0.010281</text:p>
          </table:table-cell>
          <table:table-cell office:value-type="float" office:value="0.813715" calcext:value-type="float">
            <text:p>0.813715</text:p>
          </table:table-cell>
          <table:table-cell office:value-type="float" office:value="0" calcext:value-type="float">
            <text:p>0</text:p>
          </table:table-cell>
          <table:table-cell office:value-type="float" office:value="0.022541" calcext:value-type="float">
            <text:p>0.022541</text:p>
          </table:table-cell>
          <table:table-cell table:formula="of:=[.A18]-[.A17]" office:value-type="float" office:value="0.099867105484008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3.99418" calcext:value-type="float">
            <text:p>1603667863.9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67079" calcext:value-type="float">
            <text:p>0.767079</text:p>
          </table:table-cell>
          <table:table-cell office:value-type="float" office:value="-0.00456" calcext:value-type="float">
            <text:p>-0.00456</text:p>
          </table:table-cell>
          <table:table-cell office:value-type="float" office:value="-0.011889" calcext:value-type="float">
            <text:p>-0.011889</text:p>
          </table:table-cell>
          <table:table-cell office:value-type="float" office:value="0.835843" calcext:value-type="float">
            <text:p>0.835843</text:p>
          </table:table-cell>
          <table:table-cell office:value-type="float" office:value="0" calcext:value-type="float">
            <text:p>0</text:p>
          </table:table-cell>
          <table:table-cell office:value-type="float" office:value="0.021288" calcext:value-type="float">
            <text:p>0.021288</text:p>
          </table:table-cell>
          <table:table-cell table:formula="of:=[.A19]-[.A18]" office:value-type="float" office:value="0.099997043609619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4.09423" calcext:value-type="float">
            <text:p>1603667864.09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7983" calcext:value-type="float">
            <text:p>0.877983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.002193" calcext:value-type="float">
            <text:p>0.002193</text:p>
          </table:table-cell>
          <table:table-cell office:value-type="float" office:value="0.486073" calcext:value-type="float">
            <text:p>0.486073</text:p>
          </table:table-cell>
          <table:table-cell office:value-type="float" office:value="0" calcext:value-type="float">
            <text:p>0</text:p>
          </table:table-cell>
          <table:table-cell office:value-type="float" office:value="0.032226" calcext:value-type="float">
            <text:p>0.032226</text:p>
          </table:table-cell>
          <table:table-cell table:formula="of:=[.A20]-[.A19]" office:value-type="float" office:value="0.10004591941833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4.19417" calcext:value-type="float">
            <text:p>1603667864.19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7983" calcext:value-type="float">
            <text:p>0.877983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.002193" calcext:value-type="float">
            <text:p>0.002193</text:p>
          </table:table-cell>
          <table:table-cell office:value-type="float" office:value="0.24233" calcext:value-type="float">
            <text:p>0.24233</text:p>
          </table:table-cell>
          <table:table-cell office:value-type="float" office:value="0" calcext:value-type="float">
            <text:p>0</text:p>
          </table:table-cell>
          <table:table-cell office:value-type="float" office:value="0.032898" calcext:value-type="float">
            <text:p>0.032898</text:p>
          </table:table-cell>
          <table:table-cell table:formula="of:=[.A21]-[.A20]" office:value-type="float" office:value="0.099944114685058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4.29418" calcext:value-type="float">
            <text:p>1603667864.2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07985" calcext:value-type="float">
            <text:p>0.707985</text:p>
          </table:table-cell>
          <table:table-cell office:value-type="float" office:value="0.014735" calcext:value-type="float">
            <text:p>0.014735</text:p>
          </table:table-cell>
          <table:table-cell office:value-type="float" office:value="0.041619" calcext:value-type="float">
            <text:p>0.041619</text:p>
          </table:table-cell>
          <table:table-cell office:value-type="float" office:value="0.101358" calcext:value-type="float">
            <text:p>0.101358</text:p>
          </table:table-cell>
          <table:table-cell office:value-type="float" office:value="0" calcext:value-type="float">
            <text:p>0</text:p>
          </table:table-cell>
          <table:table-cell office:value-type="float" office:value="-0.010018" calcext:value-type="float">
            <text:p>-0.010018</text:p>
          </table:table-cell>
          <table:table-cell table:formula="of:=[.A22]-[.A21]" office:value-type="float" office:value="0.10001182556152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4.39417" calcext:value-type="float">
            <text:p>1603667864.39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2334" calcext:value-type="float">
            <text:p>0.282334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.052409" calcext:value-type="float">
            <text:p>0.052409</text:p>
          </table:table-cell>
          <table:table-cell office:value-type="float" office:value="0" calcext:value-type="float">
            <text:p>0</text:p>
          </table:table-cell>
          <table:table-cell office:value-type="float" office:value="-0.025306" calcext:value-type="float">
            <text:p>-0.025306</text:p>
          </table:table-cell>
          <table:table-cell table:formula="of:=[.A23]-[.A22]" office:value-type="float" office:value="0.099984169006347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4.4942" calcext:value-type="float">
            <text:p>1603667864.4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82334" calcext:value-type="float">
            <text:p>0.282334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.010469" calcext:value-type="float">
            <text:p>0.010469</text:p>
          </table:table-cell>
          <table:table-cell office:value-type="float" office:value="0" calcext:value-type="float">
            <text:p>0</text:p>
          </table:table-cell>
          <table:table-cell office:value-type="float" office:value="0.002505" calcext:value-type="float">
            <text:p>0.002505</text:p>
          </table:table-cell>
          <table:table-cell table:formula="of:=[.A24]-[.A23]" office:value-type="float" office:value="0.10002899169921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4.5942" calcext:value-type="float">
            <text:p>1603667864.5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202" calcext:value-type="float">
            <text:p>0.110202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-0.025404" calcext:value-type="float">
            <text:p>-0.02540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25]-[.A24]" office:value-type="float" office:value="0.099997997283935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4.69436" calcext:value-type="float">
            <text:p>1603667864.69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7867" calcext:value-type="float">
            <text:p>-0.01786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-0.000199" calcext:value-type="float">
            <text:p>-0.0001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26]-[.A25]" office:value-type="float" office:value="0.10016584396362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4.79427" calcext:value-type="float">
            <text:p>1603667864.79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03" calcext:value-type="float">
            <text:p>0.049903</text:p>
          </table:table-cell>
          <table:table-cell office:value-type="float" office:value="-0.000217" calcext:value-type="float">
            <text:p>-0.000217</text:p>
          </table:table-cell>
          <table:table-cell office:value-type="float" office:value="-0.008681" calcext:value-type="float">
            <text:p>-0.0086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27]-[.A26]" office:value-type="float" office:value="0.099903106689453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4.89422" calcext:value-type="float">
            <text:p>1603667864.89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9903" calcext:value-type="float">
            <text:p>0.049903</text:p>
          </table:table-cell>
          <table:table-cell office:value-type="float" office:value="-0.000217" calcext:value-type="float">
            <text:p>-0.000217</text:p>
          </table:table-cell>
          <table:table-cell office:value-type="float" office:value="-0.008681" calcext:value-type="float">
            <text:p>-0.0086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28]-[.A27]" office:value-type="float" office:value="0.099951982498168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4.99421" calcext:value-type="float">
            <text:p>1603667864.99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6413" calcext:value-type="float">
            <text:p>-0.016413</text:p>
          </table:table-cell>
          <table:table-cell office:value-type="float" office:value="-0.000123" calcext:value-type="float">
            <text:p>-0.000123</text:p>
          </table:table-cell>
          <table:table-cell office:value-type="float" office:value="0.01501" calcext:value-type="float">
            <text:p>0.0150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29]-[.A28]" office:value-type="float" office:value="0.099996089935302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5.0942" calcext:value-type="float">
            <text:p>1603667865.0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5979" calcext:value-type="float">
            <text:p>-0.025979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-0.008885" calcext:value-type="float">
            <text:p>-0.0088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0]-[.A29]" office:value-type="float" office:value="0.099988937377929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5.1942" calcext:value-type="float">
            <text:p>1603667865.1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5979" calcext:value-type="float">
            <text:p>-0.025979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-0.008885" calcext:value-type="float">
            <text:p>-0.0088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1]-[.A30]" office:value-type="float" office:value="0.09999895095825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5.29422" calcext:value-type="float">
            <text:p>1603667865.29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86" calcext:value-type="float">
            <text:p>0.009186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-0.001433" calcext:value-type="float">
            <text:p>-0.0014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2]-[.A31]" office:value-type="float" office:value="0.1000220775604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5.39422" calcext:value-type="float">
            <text:p>1603667865.39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86" calcext:value-type="float">
            <text:p>0.009186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-0.001433" calcext:value-type="float">
            <text:p>-0.0014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3]-[.A32]" office:value-type="float" office:value="0.099994897842407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5.4942" calcext:value-type="float">
            <text:p>1603667865.4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186" calcext:value-type="float">
            <text:p>0.009186</text:p>
          </table:table-cell>
          <table:table-cell office:value-type="float" office:value="-0.000007" calcext:value-type="float">
            <text:p>-7E-06</text:p>
          </table:table-cell>
          <table:table-cell office:value-type="float" office:value="-0.001433" calcext:value-type="float">
            <text:p>-0.0014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4]-[.A33]" office:value-type="float" office:value="0.09997797012329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5.59419" calcext:value-type="float">
            <text:p>1603667865.5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17" calcext:value-type="float">
            <text:p>-0.02417</text:p>
          </table:table-cell>
          <table:table-cell office:value-type="float" office:value="-0.000056" calcext:value-type="float">
            <text:p>-5.6E-05</text:p>
          </table:table-cell>
          <table:table-cell office:value-type="float" office:value="0.00462" calcext:value-type="float">
            <text:p>0.004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5]-[.A34]" office:value-type="float" office:value="0.099997043609619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5.69424" calcext:value-type="float">
            <text:p>1603667865.69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417" calcext:value-type="float">
            <text:p>-0.02417</text:p>
          </table:table-cell>
          <table:table-cell office:value-type="float" office:value="-0.000056" calcext:value-type="float">
            <text:p>-5.6E-05</text:p>
          </table:table-cell>
          <table:table-cell office:value-type="float" office:value="0.00462" calcext:value-type="float">
            <text:p>0.004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6]-[.A35]" office:value-type="float" office:value="0.10004401206970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5.79421" calcext:value-type="float">
            <text:p>1603667865.79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247" calcext:value-type="float">
            <text:p>0.04247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18006" calcext:value-type="float">
            <text:p>0.0180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7]-[.A36]" office:value-type="float" office:value="0.099967956542968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5.89422" calcext:value-type="float">
            <text:p>1603667865.89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247" calcext:value-type="float">
            <text:p>0.04247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18006" calcext:value-type="float">
            <text:p>0.0180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8]-[.A37]" office:value-type="float" office:value="0.10001111030578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5.99419" calcext:value-type="float">
            <text:p>1603667865.9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7299" calcext:value-type="float">
            <text:p>-0.027299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-0.007602" calcext:value-type="float">
            <text:p>-0.0076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39]-[.A38]" office:value-type="float" office:value="0.099977016448974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6.09419" calcext:value-type="float">
            <text:p>1603667866.0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539" calcext:value-type="float">
            <text:p>0.009539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8502" calcext:value-type="float">
            <text:p>0.0085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0]-[.A39]" office:value-type="float" office:value="0.0999968051910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6.19419" calcext:value-type="float">
            <text:p>1603667866.1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539" calcext:value-type="float">
            <text:p>0.009539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8502" calcext:value-type="float">
            <text:p>0.0085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1]-[.A40]" office:value-type="float" office:value="0.099996089935302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6.29426" calcext:value-type="float">
            <text:p>1603667866.29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851" calcext:value-type="float">
            <text:p>-0.001851</text:p>
          </table:table-cell>
          <table:table-cell office:value-type="float" office:value="0.000007" calcext:value-type="float">
            <text:p>7E-06</text:p>
          </table:table-cell>
          <table:table-cell office:value-type="float" office:value="-0.007476" calcext:value-type="float">
            <text:p>-0.0074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2]-[.A41]" office:value-type="float" office:value="0.10007500648498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6.3942" calcext:value-type="float">
            <text:p>1603667866.3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1851" calcext:value-type="float">
            <text:p>-0.001851</text:p>
          </table:table-cell>
          <table:table-cell office:value-type="float" office:value="0.000007" calcext:value-type="float">
            <text:p>7E-06</text:p>
          </table:table-cell>
          <table:table-cell office:value-type="float" office:value="-0.007476" calcext:value-type="float">
            <text:p>-0.0074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3]-[.A42]" office:value-type="float" office:value="0.099940061569213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6.4942" calcext:value-type="float">
            <text:p>1603667866.4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401" calcext:value-type="float">
            <text:p>-0.032401</text:p>
          </table:table-cell>
          <table:table-cell office:value-type="float" office:value="-0.000032" calcext:value-type="float">
            <text:p>-3.2E-05</text:p>
          </table:table-cell>
          <table:table-cell office:value-type="float" office:value="0.001974" calcext:value-type="float">
            <text:p>0.0019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4]-[.A43]" office:value-type="float" office:value="0.099995851516723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6.59422" calcext:value-type="float">
            <text:p>1603667866.59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401" calcext:value-type="float">
            <text:p>-0.032401</text:p>
          </table:table-cell>
          <table:table-cell office:value-type="float" office:value="-0.000032" calcext:value-type="float">
            <text:p>-3.2E-05</text:p>
          </table:table-cell>
          <table:table-cell office:value-type="float" office:value="0.001974" calcext:value-type="float">
            <text:p>0.0019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5]-[.A44]" office:value-type="float" office:value="0.10002017021179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6.6942" calcext:value-type="float">
            <text:p>1603667866.6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401" calcext:value-type="float">
            <text:p>-0.032401</text:p>
          </table:table-cell>
          <table:table-cell office:value-type="float" office:value="-0.000032" calcext:value-type="float">
            <text:p>-3.2E-05</text:p>
          </table:table-cell>
          <table:table-cell office:value-type="float" office:value="0.001974" calcext:value-type="float">
            <text:p>0.00197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46]-[.A45]" office:value-type="float" office:value="0.099978923797607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6.79419" calcext:value-type="float">
            <text:p>1603667866.7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32" calcext:value-type="float">
            <text:p>0.035032</text:p>
          </table:table-cell>
          <table:table-cell office:value-type="float" office:value="-0.000285" calcext:value-type="float">
            <text:p>-0.000285</text:p>
          </table:table-cell>
          <table:table-cell office:value-type="float" office:value="-0.016245" calcext:value-type="float">
            <text:p>-0.0162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7]-[.A46]" office:value-type="float" office:value="0.099996089935302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6.8942" calcext:value-type="float">
            <text:p>1603667866.8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7259" calcext:value-type="float">
            <text:p>-0.027259</text:p>
          </table:table-cell>
          <table:table-cell office:value-type="float" office:value="-0.000149" calcext:value-type="float">
            <text:p>-0.000149</text:p>
          </table:table-cell>
          <table:table-cell office:value-type="float" office:value="0.010944" calcext:value-type="float">
            <text:p>0.0109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8]-[.A47]" office:value-type="float" office:value="0.10000395774841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6.99418" calcext:value-type="float">
            <text:p>1603667866.9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7259" calcext:value-type="float">
            <text:p>-0.027259</text:p>
          </table:table-cell>
          <table:table-cell office:value-type="float" office:value="-0.000149" calcext:value-type="float">
            <text:p>-0.000149</text:p>
          </table:table-cell>
          <table:table-cell office:value-type="float" office:value="0.010944" calcext:value-type="float">
            <text:p>0.01094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49]-[.A48]" office:value-type="float" office:value="0.099978923797607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7.09419" calcext:value-type="float">
            <text:p>1603667867.0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516" calcext:value-type="float">
            <text:p>-0.00351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-0.00111" calcext:value-type="float">
            <text:p>-0.001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50]-[.A49]" office:value-type="float" office:value="0.10001111030578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7.1942" calcext:value-type="float">
            <text:p>1603667867.1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3027" calcext:value-type="float">
            <text:p>0.0030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51]-[.A50]" office:value-type="float" office:value="0.100015878677368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3" office:value-type="float" office:value="1603667867.29422" calcext:value-type="float">
            <text:p>1603667867.2942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62" office:value-type="float" office:value="-4.8" calcext:value-type="float">
            <text:p>-4.8</text:p>
          </table:table-cell>
          <table:table-cell table:style-name="ce66" office:value-type="float" office:value="0.01123" calcext:value-type="float">
            <text:p>0.01123</text:p>
          </table:table-cell>
          <table:table-cell table:style-name="ce66" office:value-type="float" office:value="0.000017" calcext:value-type="float">
            <text:p>1.7E-05</text:p>
          </table:table-cell>
          <table:table-cell table:style-name="ce70" office:value-type="float" office:value="0.003027" calcext:value-type="float">
            <text:p>0.003027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18" table:formula="of:=[.A52]-[.A51]" office:value-type="float" office:value="0.10001301765441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7.39418" calcext:value-type="float">
            <text:p>1603667867.3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0.002532" calcext:value-type="float">
            <text:p>-0.002532</text:p>
          </table:table-cell>
          <table:table-cell office:value-type="float" office:value="-0.000014" calcext:value-type="float">
            <text:p>-1.4E-05</text:p>
          </table:table-cell>
          <table:table-cell office:value-type="float" office:value="0.011411" calcext:value-type="float">
            <text:p>0.01141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53]-[.A52]" office:value-type="float" office:value="0.0999629497528076" calcext:value-type="float">
            <text:p>0.10</text:p>
          </table:table-cell>
          <table:table-cell table:style-name="ce15" table:number-columns-repeated="2"/>
          <table:table-cell table:number-columns-repeated="5"/>
        </table:table-row>
        <table:table-row table:style-name="ro2">
          <table:table-cell office:value-type="float" office:value="1603667867.49421" calcext:value-type="float">
            <text:p>1603667867.49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0.003931" calcext:value-type="float">
            <text:p>-0.003931</text:p>
          </table:table-cell>
          <table:table-cell office:value-type="float" office:value="0" calcext:value-type="float">
            <text:p>0</text:p>
          </table:table-cell>
          <table:table-cell office:value-type="float" office:value="-0.000233" calcext:value-type="float">
            <text:p>-0.00023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54]-[.A53]" office:value-type="float" office:value="0.10003018379211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7.59418" calcext:value-type="float">
            <text:p>1603667867.5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0.003931" calcext:value-type="float">
            <text:p>-0.003931</text:p>
          </table:table-cell>
          <table:table-cell office:value-type="float" office:value="0" calcext:value-type="float">
            <text:p>0</text:p>
          </table:table-cell>
          <table:table-cell office:value-type="float" office:value="-0.000233" calcext:value-type="float">
            <text:p>-0.000233</text:p>
          </table:table-cell>
          <table:table-cell office:value-type="float" office:value="-0.007453" calcext:value-type="float">
            <text:p>-0.007453</text:p>
          </table:table-cell>
          <table:table-cell office:value-type="float" office:value="0" calcext:value-type="float">
            <text:p>0</text:p>
          </table:table-cell>
          <table:table-cell office:value-type="float" office:value="-1.357666" calcext:value-type="float">
            <text:p>-1.357666</text:p>
          </table:table-cell>
          <table:table-cell table:formula="of:=[.A55]-[.A54]" office:value-type="float" office:value="0.09997081756591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7.6942" calcext:value-type="float">
            <text:p>1603667867.6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0.212828" calcext:value-type="float">
            <text:p>-0.212828</text:p>
          </table:table-cell>
          <table:table-cell office:value-type="float" office:value="0.021064" calcext:value-type="float">
            <text:p>0.021064</text:p>
          </table:table-cell>
          <table:table-cell office:value-type="float" office:value="-0.197305" calcext:value-type="float">
            <text:p>-0.197305</text:p>
          </table:table-cell>
          <table:table-cell office:value-type="float" office:value="0.005948" calcext:value-type="float">
            <text:p>0.005948</text:p>
          </table:table-cell>
          <table:table-cell office:value-type="float" office:value="0" calcext:value-type="float">
            <text:p>0</text:p>
          </table:table-cell>
          <table:table-cell office:value-type="float" office:value="-2.433132" calcext:value-type="float">
            <text:p>-2.433132</text:p>
          </table:table-cell>
          <table:table-cell table:formula="of:=[.A56]-[.A55]" office:value-type="float" office:value="0.10002517700195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7.7942" calcext:value-type="float">
            <text:p>1603667867.7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0.212828" calcext:value-type="float">
            <text:p>-0.212828</text:p>
          </table:table-cell>
          <table:table-cell office:value-type="float" office:value="0.021064" calcext:value-type="float">
            <text:p>0.021064</text:p>
          </table:table-cell>
          <table:table-cell office:value-type="float" office:value="-0.197305" calcext:value-type="float">
            <text:p>-0.197305</text:p>
          </table:table-cell>
          <table:table-cell office:value-type="float" office:value="0.008478" calcext:value-type="float">
            <text:p>0.008478</text:p>
          </table:table-cell>
          <table:table-cell office:value-type="float" office:value="0" calcext:value-type="float">
            <text:p>0</text:p>
          </table:table-cell>
          <table:table-cell office:value-type="float" office:value="-2.739244" calcext:value-type="float">
            <text:p>-2.739244</text:p>
          </table:table-cell>
          <table:table-cell table:formula="of:=[.A57]-[.A56]" office:value-type="float" office:value="0.09999680519104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3" office:value-type="float" office:value="1603667867.89418" calcext:value-type="float">
            <text:p>1603667867.8941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62" office:value-type="float" office:value="-4.8" calcext:value-type="float">
            <text:p>-4.8</text:p>
          </table:table-cell>
          <table:table-cell table:style-name="ce66" office:value-type="float" office:value="-0.536059" calcext:value-type="float">
            <text:p>-0.536059</text:p>
          </table:table-cell>
          <table:table-cell table:style-name="ce66" office:value-type="float" office:value="0.392843" calcext:value-type="float">
            <text:p>0.392843</text:p>
          </table:table-cell>
          <table:table-cell table:style-name="ce70" office:value-type="float" office:value="-1.264849" calcext:value-type="float">
            <text:p>-1.264849</text:p>
          </table:table-cell>
          <table:table-cell table:style-name="ce74" office:value-type="float" office:value="0.00119" calcext:value-type="float">
            <text:p>0.00119</text:p>
          </table:table-cell>
          <table:table-cell table:style-name="ce74" office:value-type="float" office:value="0" calcext:value-type="float">
            <text:p>0</text:p>
          </table:table-cell>
          <table:table-cell table:style-name="ce80" office:value-type="float" office:value="-2.891457" calcext:value-type="float">
            <text:p>-2.891457</text:p>
          </table:table-cell>
          <table:table-cell table:style-name="ce18" table:formula="of:=[.A58]-[.A57]" office:value-type="float" office:value="0.0999801158905029" calcext:value-type="float">
            <text:p>0.10</text:p>
          </table:table-cell>
          <table:table-cell table:style-name="ce3" table:number-columns-repeated="2"/>
          <table:table-cell table:style-name="ce18" table:formula="of:=([.G58]-[.G52])/([.A58]-[.A52])" office:value-type="float" office:value="-2.11324624402092" calcext:value-type="float">
            <text:p>-2.11</text:p>
          </table:table-cell>
          <table:table-cell table:style-name="ce15" table:formula="of:=([.J56]-[.J52])/([.A56]-[.A52])" office:value-type="float" office:value="-6.08299533409788" calcext:value-type="float">
            <text:p>-6.08</text:p>
          </table:table-cell>
          <table:table-cell table:number-columns-repeated="3"/>
        </table:table-row>
        <table:table-row table:style-name="ro2">
          <table:table-cell office:value-type="float" office:value="1603667867.99419" calcext:value-type="float">
            <text:p>1603667867.99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0.128068" calcext:value-type="float">
            <text:p>0.128068</text:p>
          </table:table-cell>
          <table:table-cell office:value-type="float" office:value="-0.204085" calcext:value-type="float">
            <text:p>-0.204085</text:p>
          </table:table-cell>
          <table:table-cell office:value-type="float" office:value="-2.020772" calcext:value-type="float">
            <text:p>-2.020772</text:p>
          </table:table-cell>
          <table:table-cell office:value-type="float" office:value="-0.003093" calcext:value-type="float">
            <text:p>-0.003093</text:p>
          </table:table-cell>
          <table:table-cell office:value-type="float" office:value="0" calcext:value-type="float">
            <text:p>0</text:p>
          </table:table-cell>
          <table:table-cell office:value-type="float" office:value="-2.941547" calcext:value-type="float">
            <text:p>-2.941547</text:p>
          </table:table-cell>
          <table:table-cell table:formula="of:=[.A59]-[.A58]" office:value-type="float" office:value="0.10000395774841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8.09422" calcext:value-type="float">
            <text:p>1603667868.09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0.074247" calcext:value-type="float">
            <text:p>-0.074247</text:p>
          </table:table-cell>
          <table:table-cell office:value-type="float" office:value="0.134831" calcext:value-type="float">
            <text:p>0.134831</text:p>
          </table:table-cell>
          <table:table-cell office:value-type="float" office:value="-2.134877" calcext:value-type="float">
            <text:p>-2.134877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" calcext:value-type="float">
            <text:p>0</text:p>
          </table:table-cell>
          <table:table-cell office:value-type="float" office:value="-3.00945" calcext:value-type="float">
            <text:p>-3.00945</text:p>
          </table:table-cell>
          <table:table-cell table:formula="of:=[.A60]-[.A59]" office:value-type="float" office:value="0.10003113746643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8.19422" calcext:value-type="float">
            <text:p>1603667868.19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0.074247" calcext:value-type="float">
            <text:p>-0.074247</text:p>
          </table:table-cell>
          <table:table-cell office:value-type="float" office:value="0.134831" calcext:value-type="float">
            <text:p>0.134831</text:p>
          </table:table-cell>
          <table:table-cell office:value-type="float" office:value="-2.134877" calcext:value-type="float">
            <text:p>-2.134877</text:p>
          </table:table-cell>
          <table:table-cell office:value-type="float" office:value="0.001649" calcext:value-type="float">
            <text:p>0.001649</text:p>
          </table:table-cell>
          <table:table-cell office:value-type="float" office:value="0" calcext:value-type="float">
            <text:p>0</text:p>
          </table:table-cell>
          <table:table-cell office:value-type="float" office:value="-3.030521" calcext:value-type="float">
            <text:p>-3.030521</text:p>
          </table:table-cell>
          <table:table-cell table:formula="of:=[.A61]-[.A60]" office:value-type="float" office:value="0.09999895095825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8.29423" calcext:value-type="float">
            <text:p>1603667868.29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0.035386" calcext:value-type="float">
            <text:p>0.035386</text:p>
          </table:table-cell>
          <table:table-cell office:value-type="float" office:value="-0.068661" calcext:value-type="float">
            <text:p>-0.068661</text:p>
          </table:table-cell>
          <table:table-cell office:value-type="float" office:value="-2.189858" calcext:value-type="float">
            <text:p>-2.189858</text:p>
          </table:table-cell>
          <table:table-cell office:value-type="float" office:value="-0.007138" calcext:value-type="float">
            <text:p>-0.007138</text:p>
          </table:table-cell>
          <table:table-cell office:value-type="float" office:value="0" calcext:value-type="float">
            <text:p>0</text:p>
          </table:table-cell>
          <table:table-cell office:value-type="float" office:value="-3.050493" calcext:value-type="float">
            <text:p>-3.050493</text:p>
          </table:table-cell>
          <table:table-cell table:formula="of:=[.A62]-[.A61]" office:value-type="float" office:value="0.10001182556152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8.3942" calcext:value-type="float">
            <text:p>1603667868.3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-0.018399" calcext:value-type="float">
            <text:p>-0.018399</text:p>
          </table:table-cell>
          <table:table-cell office:value-type="float" office:value="-2.221217" calcext:value-type="float">
            <text:p>-2.221217</text:p>
          </table:table-cell>
          <table:table-cell office:value-type="float" office:value="0.001202" calcext:value-type="float">
            <text:p>0.001202</text:p>
          </table:table-cell>
          <table:table-cell office:value-type="float" office:value="0" calcext:value-type="float">
            <text:p>0</text:p>
          </table:table-cell>
          <table:table-cell office:value-type="float" office:value="-2.994964" calcext:value-type="float">
            <text:p>-2.994964</text:p>
          </table:table-cell>
          <table:table-cell table:formula="of:=[.A63]-[.A62]" office:value-type="float" office:value="0.099968194961547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8.4942" calcext:value-type="float">
            <text:p>1603667868.4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-0.018399" calcext:value-type="float">
            <text:p>-0.018399</text:p>
          </table:table-cell>
          <table:table-cell office:value-type="float" office:value="-2.221217" calcext:value-type="float">
            <text:p>-2.221217</text:p>
          </table:table-cell>
          <table:table-cell office:value-type="float" office:value="0.004946" calcext:value-type="float">
            <text:p>0.004946</text:p>
          </table:table-cell>
          <table:table-cell office:value-type="float" office:value="0" calcext:value-type="float">
            <text:p>0</text:p>
          </table:table-cell>
          <table:table-cell office:value-type="float" office:value="-2.933842" calcext:value-type="float">
            <text:p>-2.933842</text:p>
          </table:table-cell>
          <table:table-cell table:formula="of:=[.A64]-[.A63]" office:value-type="float" office:value="0.10000181198120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8.59418" calcext:value-type="float">
            <text:p>1603667868.5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0.083586" calcext:value-type="float">
            <text:p>0.083586</text:p>
          </table:table-cell>
          <table:table-cell office:value-type="float" office:value="-0.177196" calcext:value-type="float">
            <text:p>-0.177196</text:p>
          </table:table-cell>
          <table:table-cell office:value-type="float" office:value="-2.260065" calcext:value-type="float">
            <text:p>-2.260065</text:p>
          </table:table-cell>
          <table:table-cell office:value-type="float" office:value="0.007065" calcext:value-type="float">
            <text:p>0.007065</text:p>
          </table:table-cell>
          <table:table-cell office:value-type="float" office:value="0" calcext:value-type="float">
            <text:p>0</text:p>
          </table:table-cell>
          <table:table-cell office:value-type="float" office:value="-2.910292" calcext:value-type="float">
            <text:p>-2.910292</text:p>
          </table:table-cell>
          <table:table-cell table:formula="of:=[.A65]-[.A64]" office:value-type="float" office:value="0.099987030029296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8.69419" calcext:value-type="float">
            <text:p>1603667868.69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0.121058" calcext:value-type="float">
            <text:p>-0.121058</text:p>
          </table:table-cell>
          <table:table-cell office:value-type="float" office:value="0.247449" calcext:value-type="float">
            <text:p>0.247449</text:p>
          </table:table-cell>
          <table:table-cell office:value-type="float" office:value="-2.231613" calcext:value-type="float">
            <text:p>-2.231613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" calcext:value-type="float">
            <text:p>0</text:p>
          </table:table-cell>
          <table:table-cell office:value-type="float" office:value="-2.982311" calcext:value-type="float">
            <text:p>-2.982311</text:p>
          </table:table-cell>
          <table:table-cell table:formula="of:=[.A66]-[.A65]" office:value-type="float" office:value="0.10000300407409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8.79419" calcext:value-type="float">
            <text:p>1603667868.79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0.100973" calcext:value-type="float">
            <text:p>-0.100973</text:p>
          </table:table-cell>
          <table:table-cell office:value-type="float" office:value="0.176821" calcext:value-type="float">
            <text:p>0.176821</text:p>
          </table:table-cell>
          <table:table-cell office:value-type="float" office:value="-2.103874" calcext:value-type="float">
            <text:p>-2.103874</text:p>
          </table:table-cell>
          <table:table-cell office:value-type="float" office:value="-0.000235" calcext:value-type="float">
            <text:p>-0.000235</text:p>
          </table:table-cell>
          <table:table-cell office:value-type="float" office:value="0" calcext:value-type="float">
            <text:p>0</text:p>
          </table:table-cell>
          <table:table-cell office:value-type="float" office:value="-2.968547" calcext:value-type="float">
            <text:p>-2.968547</text:p>
          </table:table-cell>
          <table:table-cell table:formula="of:=[.A67]-[.A66]" office:value-type="float" office:value="0.10000514984130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8.89424" calcext:value-type="float">
            <text:p>1603667868.89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0.100973" calcext:value-type="float">
            <text:p>-0.100973</text:p>
          </table:table-cell>
          <table:table-cell office:value-type="float" office:value="0.176821" calcext:value-type="float">
            <text:p>0.176821</text:p>
          </table:table-cell>
          <table:table-cell office:value-type="float" office:value="-2.103874" calcext:value-type="float">
            <text:p>-2.103874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" calcext:value-type="float">
            <text:p>0</text:p>
          </table:table-cell>
          <table:table-cell office:value-type="float" office:value="-3.000774" calcext:value-type="float">
            <text:p>-3.000774</text:p>
          </table:table-cell>
          <table:table-cell table:formula="of:=[.A68]-[.A67]" office:value-type="float" office:value="0.10004591941833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8.99418" calcext:value-type="float">
            <text:p>1603667868.9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0.086124" calcext:value-type="float">
            <text:p>-0.086124</text:p>
          </table:table-cell>
          <table:table-cell office:value-type="float" office:value="0.158073" calcext:value-type="float">
            <text:p>0.158073</text:p>
          </table:table-cell>
          <table:table-cell office:value-type="float" office:value="-2.143855" calcext:value-type="float">
            <text:p>-2.143855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" calcext:value-type="float">
            <text:p>0</text:p>
          </table:table-cell>
          <table:table-cell office:value-type="float" office:value="-3.010421" calcext:value-type="float">
            <text:p>-3.010421</text:p>
          </table:table-cell>
          <table:table-cell table:formula="of:=[.A69]-[.A68]" office:value-type="float" office:value="0.099944114685058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9.09419" calcext:value-type="float">
            <text:p>1603667869.09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0.065422" calcext:value-type="float">
            <text:p>0.065422</text:p>
          </table:table-cell>
          <table:table-cell office:value-type="float" office:value="-0.110611" calcext:value-type="float">
            <text:p>-0.110611</text:p>
          </table:table-cell>
          <table:table-cell office:value-type="float" office:value="-2.073352" calcext:value-type="float">
            <text:p>-2.073352</text:p>
          </table:table-cell>
          <table:table-cell office:value-type="float" office:value="-0.001428" calcext:value-type="float">
            <text:p>-0.001428</text:p>
          </table:table-cell>
          <table:table-cell office:value-type="float" office:value="0" calcext:value-type="float">
            <text:p>0</text:p>
          </table:table-cell>
          <table:table-cell office:value-type="float" office:value="-2.977863" calcext:value-type="float">
            <text:p>-2.977863</text:p>
          </table:table-cell>
          <table:table-cell table:formula="of:=[.A70]-[.A69]" office:value-type="float" office:value="0.10000991821289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9.19417" calcext:value-type="float">
            <text:p>1603667869.19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0.14339" calcext:value-type="float">
            <text:p>-0.14339</text:p>
          </table:table-cell>
          <table:table-cell office:value-type="float" office:value="0.266996" calcext:value-type="float">
            <text:p>0.266996</text:p>
          </table:table-cell>
          <table:table-cell office:value-type="float" office:value="-2.155901" calcext:value-type="float">
            <text:p>-2.155901</text:p>
          </table:table-cell>
          <table:table-cell office:value-type="float" office:value="0.007099" calcext:value-type="float">
            <text:p>0.007099</text:p>
          </table:table-cell>
          <table:table-cell office:value-type="float" office:value="0" calcext:value-type="float">
            <text:p>0</text:p>
          </table:table-cell>
          <table:table-cell office:value-type="float" office:value="-2.91295" calcext:value-type="float">
            <text:p>-2.91295</text:p>
          </table:table-cell>
          <table:table-cell table:formula="of:=[.A71]-[.A70]" office:value-type="float" office:value="0.099982023239135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9.29418" calcext:value-type="float">
            <text:p>1603667869.2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" calcext:value-type="float">
            <text:p>-4.8</text:p>
          </table:table-cell>
          <table:table-cell office:value-type="float" office:value="-0.14339" calcext:value-type="float">
            <text:p>-0.14339</text:p>
          </table:table-cell>
          <table:table-cell office:value-type="float" office:value="0.266996" calcext:value-type="float">
            <text:p>0.266996</text:p>
          </table:table-cell>
          <table:table-cell office:value-type="float" office:value="-2.155901" calcext:value-type="float">
            <text:p>-2.155901</text:p>
          </table:table-cell>
          <table:table-cell office:value-type="float" office:value="0.009279" calcext:value-type="float">
            <text:p>0.009279</text:p>
          </table:table-cell>
          <table:table-cell office:value-type="float" office:value="0" calcext:value-type="float">
            <text:p>0</text:p>
          </table:table-cell>
          <table:table-cell office:value-type="float" office:value="-2.944052" calcext:value-type="float">
            <text:p>-2.944052</text:p>
          </table:table-cell>
          <table:table-cell table:formula="of:=[.A72]-[.A71]" office:value-type="float" office:value="0.10000801086425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9.39423" calcext:value-type="float">
            <text:p>1603667869.39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744" calcext:value-type="float">
            <text:p>0.013744</text:p>
          </table:table-cell>
          <table:table-cell office:value-type="float" office:value="-0.025053" calcext:value-type="float">
            <text:p>-0.025053</text:p>
          </table:table-cell>
          <table:table-cell office:value-type="float" office:value="-2.13803" calcext:value-type="float">
            <text:p>-2.13803</text:p>
          </table:table-cell>
          <table:table-cell office:value-type="float" office:value="0.011896" calcext:value-type="float">
            <text:p>0.011896</text:p>
          </table:table-cell>
          <table:table-cell office:value-type="float" office:value="0" calcext:value-type="float">
            <text:p>0</text:p>
          </table:table-cell>
          <table:table-cell office:value-type="float" office:value="-2.950313" calcext:value-type="float">
            <text:p>-2.950313</text:p>
          </table:table-cell>
          <table:table-cell table:formula="of:=[.A73]-[.A72]" office:value-type="float" office:value="0.10004496574401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9.49418" calcext:value-type="float">
            <text:p>1603667869.4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744" calcext:value-type="float">
            <text:p>0.013744</text:p>
          </table:table-cell>
          <table:table-cell office:value-type="float" office:value="-0.025053" calcext:value-type="float">
            <text:p>-0.025053</text:p>
          </table:table-cell>
          <table:table-cell office:value-type="float" office:value="-2.13803" calcext:value-type="float">
            <text:p>-2.13803</text:p>
          </table:table-cell>
          <table:table-cell office:value-type="float" office:value="0.001903" calcext:value-type="float">
            <text:p>0.001903</text:p>
          </table:table-cell>
          <table:table-cell office:value-type="float" office:value="0" calcext:value-type="float">
            <text:p>0</text:p>
          </table:table-cell>
          <table:table-cell office:value-type="float" office:value="-2.977862" calcext:value-type="float">
            <text:p>-2.977862</text:p>
          </table:table-cell>
          <table:table-cell table:formula="of:=[.A74]-[.A73]" office:value-type="float" office:value="0.099951982498168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9.5942" calcext:value-type="float">
            <text:p>1603667869.5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329" calcext:value-type="float">
            <text:p>0.017329</text:p>
          </table:table-cell>
          <table:table-cell office:value-type="float" office:value="-0.03163" calcext:value-type="float">
            <text:p>-0.03163</text:p>
          </table:table-cell>
          <table:table-cell office:value-type="float" office:value="-2.139188" calcext:value-type="float">
            <text:p>-2.139188</text:p>
          </table:table-cell>
          <table:table-cell office:value-type="float" office:value="-0.004399" calcext:value-type="float">
            <text:p>-0.004399</text:p>
          </table:table-cell>
          <table:table-cell office:value-type="float" office:value="0" calcext:value-type="float">
            <text:p>0</text:p>
          </table:table-cell>
          <table:table-cell office:value-type="float" office:value="-2.998512" calcext:value-type="float">
            <text:p>-2.998512</text:p>
          </table:table-cell>
          <table:table-cell table:formula="of:=[.A75]-[.A74]" office:value-type="float" office:value="0.10002088546752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9.6942" calcext:value-type="float">
            <text:p>1603667869.6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7329" calcext:value-type="float">
            <text:p>0.017329</text:p>
          </table:table-cell>
          <table:table-cell office:value-type="float" office:value="-0.03163" calcext:value-type="float">
            <text:p>-0.03163</text:p>
          </table:table-cell>
          <table:table-cell office:value-type="float" office:value="-2.139188" calcext:value-type="float">
            <text:p>-2.139188</text:p>
          </table:table-cell>
          <table:table-cell office:value-type="float" office:value="0.003331" calcext:value-type="float">
            <text:p>0.003331</text:p>
          </table:table-cell>
          <table:table-cell office:value-type="float" office:value="0" calcext:value-type="float">
            <text:p>0</text:p>
          </table:table-cell>
          <table:table-cell office:value-type="float" office:value="-1.374976" calcext:value-type="float">
            <text:p>-1.374976</text:p>
          </table:table-cell>
          <table:table-cell table:formula="of:=[.A76]-[.A75]" office:value-type="float" office:value="0.099999189376831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9.79418" calcext:value-type="float">
            <text:p>1603667869.7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2117" calcext:value-type="float">
            <text:p>0.022117</text:p>
          </table:table-cell>
          <table:table-cell office:value-type="float" office:value="-0.042201" calcext:value-type="float">
            <text:p>-0.042201</text:p>
          </table:table-cell>
          <table:table-cell office:value-type="float" office:value="-2.176123" calcext:value-type="float">
            <text:p>-2.176123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" calcext:value-type="float">
            <text:p>0</text:p>
          </table:table-cell>
          <table:table-cell office:value-type="float" office:value="0.123999" calcext:value-type="float">
            <text:p>0.123999</text:p>
          </table:table-cell>
          <table:table-cell table:formula="of:=[.A77]-[.A76]" office:value-type="float" office:value="0.099978923797607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9.89418" calcext:value-type="float">
            <text:p>1603667869.8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18907" calcext:value-type="float">
            <text:p>-0.218907</text:p>
          </table:table-cell>
          <table:table-cell office:value-type="float" office:value="0.369031" calcext:value-type="float">
            <text:p>0.369031</text:p>
          </table:table-cell>
          <table:table-cell office:value-type="float" office:value="-2.070793" calcext:value-type="float">
            <text:p>-2.070793</text:p>
          </table:table-cell>
          <table:table-cell office:value-type="float" office:value="0.006662" calcext:value-type="float">
            <text:p>0.006662</text:p>
          </table:table-cell>
          <table:table-cell office:value-type="float" office:value="0" calcext:value-type="float">
            <text:p>0</text:p>
          </table:table-cell>
          <table:table-cell office:value-type="float" office:value="0.242937" calcext:value-type="float">
            <text:p>0.242937</text:p>
          </table:table-cell>
          <table:table-cell table:formula="of:=[.A78]-[.A77]" office:value-type="float" office:value="0.10000300407409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69.99419" calcext:value-type="float">
            <text:p>1603667869.9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18907" calcext:value-type="float">
            <text:p>-0.218907</text:p>
          </table:table-cell>
          <table:table-cell office:value-type="float" office:value="0.369031" calcext:value-type="float">
            <text:p>0.369031</text:p>
          </table:table-cell>
          <table:table-cell office:value-type="float" office:value="-2.070793" calcext:value-type="float">
            <text:p>-2.070793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" calcext:value-type="float">
            <text:p>0</text:p>
          </table:table-cell>
          <table:table-cell office:value-type="float" office:value="0.062613" calcext:value-type="float">
            <text:p>0.062613</text:p>
          </table:table-cell>
          <table:table-cell table:formula="of:=[.A79]-[.A78]" office:value-type="float" office:value="0.10000801086425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0.09419" calcext:value-type="float">
            <text:p>1603667870.0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25459" calcext:value-type="float">
            <text:p>-0.125459</text:p>
          </table:table-cell>
          <table:table-cell office:value-type="float" office:value="0.252634" calcext:value-type="float">
            <text:p>0.252634</text:p>
          </table:table-cell>
          <table:table-cell office:value-type="float" office:value="-2.219735" calcext:value-type="float">
            <text:p>-2.2197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80]-[.A79]" office:value-type="float" office:value="0.10000300407409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0.19418" calcext:value-type="float">
            <text:p>1603667870.1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40599" calcext:value-type="float">
            <text:p>-0.640599</text:p>
          </table:table-cell>
          <table:table-cell office:value-type="float" office:value="0.318619" calcext:value-type="float">
            <text:p>0.318619</text:p>
          </table:table-cell>
          <table:table-cell office:value-type="float" office:value="-0.923093" calcext:value-type="float">
            <text:p>-0.9230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81]-[.A80]" office:value-type="float" office:value="0.099987983703613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0.29418" calcext:value-type="float">
            <text:p>1603667870.2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40599" calcext:value-type="float">
            <text:p>-0.640599</text:p>
          </table:table-cell>
          <table:table-cell office:value-type="float" office:value="0.318619" calcext:value-type="float">
            <text:p>0.318619</text:p>
          </table:table-cell>
          <table:table-cell office:value-type="float" office:value="-0.923093" calcext:value-type="float">
            <text:p>-0.9230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82]-[.A81]" office:value-type="float" office:value="0.1000020503997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0.39418" calcext:value-type="float">
            <text:p>1603667870.3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10777" calcext:value-type="float">
            <text:p>0.110777</text:p>
          </table:table-cell>
          <table:table-cell office:value-type="float" office:value="0.006992" calcext:value-type="float">
            <text:p>0.006992</text:p>
          </table:table-cell>
          <table:table-cell office:value-type="float" office:value="0.126075" calcext:value-type="float">
            <text:p>0.1260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83]-[.A82]" office:value-type="float" office:value="0.099997997283935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0.49417" calcext:value-type="float">
            <text:p>1603667870.49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203" calcext:value-type="float">
            <text:p>-0.023203</text:p>
          </table:table-cell>
          <table:table-cell office:value-type="float" office:value="-0.000047" calcext:value-type="float">
            <text:p>-4.7E-05</text:p>
          </table:table-cell>
          <table:table-cell office:value-type="float" office:value="0.004027" calcext:value-type="float">
            <text:p>0.00402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84]-[.A83]" office:value-type="float" office:value="0.099993944168090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0.59419" calcext:value-type="float">
            <text:p>1603667870.5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203" calcext:value-type="float">
            <text:p>-0.023203</text:p>
          </table:table-cell>
          <table:table-cell office:value-type="float" office:value="-0.000047" calcext:value-type="float">
            <text:p>-4.7E-05</text:p>
          </table:table-cell>
          <table:table-cell office:value-type="float" office:value="0.004027" calcext:value-type="float">
            <text:p>0.0040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85]-[.A84]" office:value-type="float" office:value="0.10001707077026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0.69418" calcext:value-type="float">
            <text:p>1603667870.6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203" calcext:value-type="float">
            <text:p>-0.023203</text:p>
          </table:table-cell>
          <table:table-cell office:value-type="float" office:value="-0.000047" calcext:value-type="float">
            <text:p>-4.7E-05</text:p>
          </table:table-cell>
          <table:table-cell office:value-type="float" office:value="0.004027" calcext:value-type="float">
            <text:p>0.0040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86]-[.A85]" office:value-type="float" office:value="0.09998488426208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0.79423" calcext:value-type="float">
            <text:p>1603667870.79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693" calcext:value-type="float">
            <text:p>-0.004693</text:p>
          </table:table-cell>
          <table:table-cell office:value-type="float" office:value="-0.000015" calcext:value-type="float">
            <text:p>-1.5E-05</text:p>
          </table:table-cell>
          <table:table-cell office:value-type="float" office:value="0.006289" calcext:value-type="float">
            <text:p>0.0062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87]-[.A86]" office:value-type="float" office:value="0.10005211830139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0.89418" calcext:value-type="float">
            <text:p>1603667870.8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8774" calcext:value-type="float">
            <text:p>-0.028774</text:p>
          </table:table-cell>
          <table:table-cell office:value-type="float" office:value="-0.000059" calcext:value-type="float">
            <text:p>-5.9E-05</text:p>
          </table:table-cell>
          <table:table-cell office:value-type="float" office:value="0.004097" calcext:value-type="float">
            <text:p>0.00409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88]-[.A87]" office:value-type="float" office:value="0.099949836730957" calcext:value-type="float">
            <text:p>0.10</text:p>
          </table:table-cell>
          <table:table-cell table:style-name="ce9" table:number-columns-repeated="2"/>
          <table:table-cell table:style-name="ce15" table:number-columns-repeated="2"/>
          <table:table-cell table:number-columns-repeated="3"/>
        </table:table-row>
        <table:table-row table:style-name="ro2">
          <table:table-cell office:value-type="float" office:value="1603667870.99417" calcext:value-type="float">
            <text:p>1603667870.99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8774" calcext:value-type="float">
            <text:p>-0.028774</text:p>
          </table:table-cell>
          <table:table-cell office:value-type="float" office:value="-0.000059" calcext:value-type="float">
            <text:p>-5.9E-05</text:p>
          </table:table-cell>
          <table:table-cell office:value-type="float" office:value="0.004097" calcext:value-type="float">
            <text:p>0.0040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89]-[.A88]" office:value-type="float" office:value="0.099994182586669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1.09423" calcext:value-type="float">
            <text:p>1603667871.09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296" calcext:value-type="float">
            <text:p>0.10296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4099" calcext:value-type="float">
            <text:p>0.0040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90]-[.A89]" office:value-type="float" office:value="0.10005593299865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1.19422" calcext:value-type="float">
            <text:p>1603667871.19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8784" calcext:value-type="float">
            <text:p>-0.068784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0238" calcext:value-type="float">
            <text:p>0.0002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91]-[.A90]" office:value-type="float" office:value="0.099987983703613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1.29418" calcext:value-type="float">
            <text:p>1603667871.2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8784" calcext:value-type="float">
            <text:p>-0.068784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0238" calcext:value-type="float">
            <text:p>0.00023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92]-[.A91]" office:value-type="float" office:value="0.099965095520019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1.39421" calcext:value-type="float">
            <text:p>1603667871.39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805" calcext:value-type="float">
            <text:p>0.043805</text:p>
          </table:table-cell>
          <table:table-cell office:value-type="float" office:value="-0.000525" calcext:value-type="float">
            <text:p>-0.000525</text:p>
          </table:table-cell>
          <table:table-cell office:value-type="float" office:value="-0.023988" calcext:value-type="float">
            <text:p>-0.0239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93]-[.A92]" office:value-type="float" office:value="0.10002684593200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1.49417" calcext:value-type="float">
            <text:p>1603667871.49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805" calcext:value-type="float">
            <text:p>0.043805</text:p>
          </table:table-cell>
          <table:table-cell office:value-type="float" office:value="-0.000525" calcext:value-type="float">
            <text:p>-0.000525</text:p>
          </table:table-cell>
          <table:table-cell office:value-type="float" office:value="-0.023988" calcext:value-type="float">
            <text:p>-0.0239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94]-[.A93]" office:value-type="float" office:value="0.099962949752807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1.59422" calcext:value-type="float">
            <text:p>1603667871.59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416" calcext:value-type="float">
            <text:p>0.030416</text:p>
          </table:table-cell>
          <table:table-cell office:value-type="float" office:value="-0.000036" calcext:value-type="float">
            <text:p>-3.6E-05</text:p>
          </table:table-cell>
          <table:table-cell office:value-type="float" office:value="-0.002384" calcext:value-type="float">
            <text:p>-0.0023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95]-[.A94]" office:value-type="float" office:value="0.10004901885986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1.69425" calcext:value-type="float">
            <text:p>1603667871.69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416" calcext:value-type="float">
            <text:p>0.030416</text:p>
          </table:table-cell>
          <table:table-cell office:value-type="float" office:value="-0.000036" calcext:value-type="float">
            <text:p>-3.6E-05</text:p>
          </table:table-cell>
          <table:table-cell office:value-type="float" office:value="-0.002384" calcext:value-type="float">
            <text:p>-0.0023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96]-[.A95]" office:value-type="float" office:value="0.10002708435058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1.79418" calcext:value-type="float">
            <text:p>1603667871.7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2" calcext:value-type="float">
            <text:p>-0.0152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105" calcext:value-type="float">
            <text:p>0.001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97]-[.A96]" office:value-type="float" office:value="0.099934101104736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1.8942" calcext:value-type="float">
            <text:p>1603667871.8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52" calcext:value-type="float">
            <text:p>-0.0152</text:p>
          </table:table-cell>
          <table:table-cell office:value-type="float" office:value="-0.000008" calcext:value-type="float">
            <text:p>-8E-06</text:p>
          </table:table-cell>
          <table:table-cell office:value-type="float" office:value="0.00105" calcext:value-type="float">
            <text:p>0.001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98]-[.A97]" office:value-type="float" office:value="0.10001993179321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1.99422" calcext:value-type="float">
            <text:p>1603667871.99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3154" calcext:value-type="float">
            <text:p>0.043154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23662" calcext:value-type="float">
            <text:p>0.0236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99]-[.A98]" office:value-type="float" office:value="0.10002303123474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2.09419" calcext:value-type="float">
            <text:p>1603667872.0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3209" calcext:value-type="float">
            <text:p>-0.023209</text:p>
          </table:table-cell>
          <table:table-cell office:value-type="float" office:value="-0.000029" calcext:value-type="float">
            <text:p>-2.9E-05</text:p>
          </table:table-cell>
          <table:table-cell office:value-type="float" office:value="0.002511" calcext:value-type="float">
            <text:p>0.0025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00]-[.A99]" office:value-type="float" office:value="0.099962949752807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2.19419" calcext:value-type="float">
            <text:p>1603667872.1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-0.000265" calcext:value-type="float">
            <text:p>-0.000265</text:p>
          </table:table-cell>
          <table:table-cell office:value-type="float" office:value="-0.016667" calcext:value-type="float">
            <text:p>-0.0166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01]-[.A100]" office:value-type="float" office:value="0.099999904632568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2.29418" calcext:value-type="float">
            <text:p>1603667872.2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3649" calcext:value-type="float">
            <text:p>-0.063649</text:p>
          </table:table-cell>
          <table:table-cell office:value-type="float" office:value="-0.000127" calcext:value-type="float">
            <text:p>-0.000127</text:p>
          </table:table-cell>
          <table:table-cell office:value-type="float" office:value="0.003984" calcext:value-type="float">
            <text:p>0.0039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02]-[.A101]" office:value-type="float" office:value="0.099997997283935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2.39418" calcext:value-type="float">
            <text:p>1603667872.3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3649" calcext:value-type="float">
            <text:p>-0.063649</text:p>
          </table:table-cell>
          <table:table-cell office:value-type="float" office:value="-0.000127" calcext:value-type="float">
            <text:p>-0.000127</text:p>
          </table:table-cell>
          <table:table-cell office:value-type="float" office:value="0.003984" calcext:value-type="float">
            <text:p>0.0039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03]-[.A102]" office:value-type="float" office:value="0.099997043609619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2.49419" calcext:value-type="float">
            <text:p>1603667872.4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552" calcext:value-type="float">
            <text:p>0.070552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186" calcext:value-type="float">
            <text:p>0.0001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04]-[.A103]" office:value-type="float" office:value="0.10001206398010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2.59417" calcext:value-type="float">
            <text:p>1603667872.59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0552" calcext:value-type="float">
            <text:p>0.070552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186" calcext:value-type="float">
            <text:p>0.0001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05]-[.A104]" office:value-type="float" office:value="0.099978923797607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2.69422" calcext:value-type="float">
            <text:p>1603667872.69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737" calcext:value-type="float">
            <text:p>-0.009737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0.005198" calcext:value-type="float">
            <text:p>0.0051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06]-[.A105]" office:value-type="float" office:value="0.10004901885986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2.79437" calcext:value-type="float">
            <text:p>1603667872.794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737" calcext:value-type="float">
            <text:p>-0.009737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0.005198" calcext:value-type="float">
            <text:p>0.0051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07]-[.A106]" office:value-type="float" office:value="0.10014605522155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2.89413" calcext:value-type="float">
            <text:p>1603667872.89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737" calcext:value-type="float">
            <text:p>-0.009737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0.005198" calcext:value-type="float">
            <text:p>0.0051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08]-[.A107]" office:value-type="float" office:value="0.099758863449096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2.99418" calcext:value-type="float">
            <text:p>1603667872.9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547" calcext:value-type="float">
            <text:p>-0.006547</text:p>
          </table:table-cell>
          <table:table-cell office:value-type="float" office:value="-0.000006" calcext:value-type="float">
            <text:p>-6E-06</text:p>
          </table:table-cell>
          <table:table-cell office:value-type="float" office:value="0.001794" calcext:value-type="float">
            <text:p>0.0017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09]-[.A108]" office:value-type="float" office:value="0.1000552177429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3.09417" calcext:value-type="float">
            <text:p>1603667873.09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547" calcext:value-type="float">
            <text:p>-0.006547</text:p>
          </table:table-cell>
          <table:table-cell office:value-type="float" office:value="-0.000006" calcext:value-type="float">
            <text:p>-6E-06</text:p>
          </table:table-cell>
          <table:table-cell office:value-type="float" office:value="0.001794" calcext:value-type="float">
            <text:p>0.0017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10]-[.A109]" office:value-type="float" office:value="0.09999084472656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3.19415" calcext:value-type="float">
            <text:p>1603667873.19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508" calcext:value-type="float">
            <text:p>-0.006508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-0.003806" calcext:value-type="float">
            <text:p>-0.0038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11]-[.A110]" office:value-type="float" office:value="0.099981069564819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3.29421" calcext:value-type="float">
            <text:p>1603667873.29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508" calcext:value-type="float">
            <text:p>-0.006508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-0.003806" calcext:value-type="float">
            <text:p>-0.00380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12]-[.A111]" office:value-type="float" office:value="0.100056886672974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3.39418" calcext:value-type="float">
            <text:p>1603667873.3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-0" calcext:value-type="float">
            <text:p>0</text:p>
          </table:table-cell>
          <table:table-cell office:value-type="float" office:value="-0.001005" calcext:value-type="float">
            <text:p>-0.0010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13]-[.A112]" office:value-type="float" office:value="0.099968194961547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3.49419" calcext:value-type="float">
            <text:p>1603667873.4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-0" calcext:value-type="float">
            <text:p>0</text:p>
          </table:table-cell>
          <table:table-cell office:value-type="float" office:value="-0.001005" calcext:value-type="float">
            <text:p>-0.0010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14]-[.A113]" office:value-type="float" office:value="0.10000586509704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3.59418" calcext:value-type="float">
            <text:p>1603667873.5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131" calcext:value-type="float">
            <text:p>-0.010131</text:p>
          </table:table-cell>
          <table:table-cell office:value-type="float" office:value="-0.000004" calcext:value-type="float">
            <text:p>-4E-06</text:p>
          </table:table-cell>
          <table:table-cell office:value-type="float" office:value="0.000839" calcext:value-type="float">
            <text:p>0.0008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15]-[.A114]" office:value-type="float" office:value="0.099996089935302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3.69419" calcext:value-type="float">
            <text:p>1603667873.6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2501" calcext:value-type="float">
            <text:p>0.042501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025522" calcext:value-type="float">
            <text:p>0.0255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16]-[.A115]" office:value-type="float" office:value="0.10000801086425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3.79418" calcext:value-type="float">
            <text:p>1603667873.7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5273" calcext:value-type="float">
            <text:p>-0.035273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-0.026481" calcext:value-type="float">
            <text:p>-0.0264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17]-[.A116]" office:value-type="float" office:value="0.09999203681945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3.89414" calcext:value-type="float">
            <text:p>1603667873.89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5273" calcext:value-type="float">
            <text:p>-0.035273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-0.026481" calcext:value-type="float">
            <text:p>-0.02648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118]-[.A117]" office:value-type="float" office:value="0.099962949752807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3.99419" calcext:value-type="float">
            <text:p>1603667873.9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3575" calcext:value-type="float">
            <text:p>-0.043575</text:p>
          </table:table-cell>
          <table:table-cell office:value-type="float" office:value="0.00006" calcext:value-type="float">
            <text:p>6E-05</text:p>
          </table:table-cell>
          <table:table-cell office:value-type="float" office:value="-0.002752" calcext:value-type="float">
            <text:p>-0.0027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19]-[.A118]" office:value-type="float" office:value="0.10004687309265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4.09418" calcext:value-type="float">
            <text:p>1603667874.0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3575" calcext:value-type="float">
            <text:p>-0.043575</text:p>
          </table:table-cell>
          <table:table-cell office:value-type="float" office:value="0.00006" calcext:value-type="float">
            <text:p>6E-05</text:p>
          </table:table-cell>
          <table:table-cell office:value-type="float" office:value="-0.002752" calcext:value-type="float">
            <text:p>-0.0027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20]-[.A119]" office:value-type="float" office:value="0.09999203681945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4.19417" calcext:value-type="float">
            <text:p>1603667874.19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706" calcext:value-type="float">
            <text:p>0.052706</text:p>
          </table:table-cell>
          <table:table-cell office:value-type="float" office:value="-0.000261" calcext:value-type="float">
            <text:p>-0.000261</text:p>
          </table:table-cell>
          <table:table-cell office:value-type="float" office:value="-0.009913" calcext:value-type="float">
            <text:p>-0.0099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21]-[.A120]" office:value-type="float" office:value="0.099987030029296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4.29418" calcext:value-type="float">
            <text:p>1603667874.2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52706" calcext:value-type="float">
            <text:p>0.052706</text:p>
          </table:table-cell>
          <table:table-cell office:value-type="float" office:value="-0.000261" calcext:value-type="float">
            <text:p>-0.000261</text:p>
          </table:table-cell>
          <table:table-cell office:value-type="float" office:value="-0.009913" calcext:value-type="float">
            <text:p>-0.0099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22]-[.A121]" office:value-type="float" office:value="0.100012063980103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3" office:value-type="float" office:value="1603667874.3942" calcext:value-type="float">
            <text:p>1603667874.394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62" office:value-type="float" office:value="4.8" calcext:value-type="float">
            <text:p>4.8</text:p>
          </table:table-cell>
          <table:table-cell table:style-name="ce66" office:value-type="float" office:value="-0.044776" calcext:value-type="float">
            <text:p>-0.044776</text:p>
          </table:table-cell>
          <table:table-cell table:style-name="ce66" office:value-type="float" office:value="0.000001" calcext:value-type="float">
            <text:p>1E-06</text:p>
          </table:table-cell>
          <table:table-cell table:style-name="ce70" office:value-type="float" office:value="-0.000045" calcext:value-type="float">
            <text:p>-4.5E-0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18" table:formula="of:=[.A123]-[.A122]" office:value-type="float" office:value="0.100015878677368" calcext:value-type="float">
            <text:p>0.10</text:p>
          </table:table-cell>
          <table:table-cell table:style-name="ce9" table:number-columns-repeated="2"/>
          <table:table-cell table:style-name="ce15" table:number-columns-repeated="2"/>
          <table:table-cell table:number-columns-repeated="3"/>
        </table:table-row>
        <table:table-row table:style-name="ro2">
          <table:table-cell office:value-type="float" office:value="1603667874.49419" calcext:value-type="float">
            <text:p>1603667874.49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004116" calcext:value-type="float">
            <text:p>0.00411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3204" calcext:value-type="float">
            <text:p>0.00320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24]-[.A123]" office:value-type="float" office:value="0.099990129470825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4.59418" calcext:value-type="float">
            <text:p>1603667874.5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027551" calcext:value-type="float">
            <text:p>0.027551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579" calcext:value-type="float">
            <text:p>0.005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25]-[.A124]" office:value-type="float" office:value="0.099990844726562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4.69418" calcext:value-type="float">
            <text:p>1603667874.6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027551" calcext:value-type="float">
            <text:p>0.027551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05529" calcext:value-type="float">
            <text:p>0.005529</text:p>
          </table:table-cell>
          <table:table-cell office:value-type="float" office:value="0" calcext:value-type="float">
            <text:p>0</text:p>
          </table:table-cell>
          <table:table-cell office:value-type="float" office:value="1.446237" calcext:value-type="float">
            <text:p>1.446237</text:p>
          </table:table-cell>
          <table:table-cell table:formula="of:=[.A126]-[.A125]" office:value-type="float" office:value="0.099997997283935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4.79417" calcext:value-type="float">
            <text:p>1603667874.79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2428" calcext:value-type="float">
            <text:p>0.032428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12633" calcext:value-type="float">
            <text:p>0.012633</text:p>
          </table:table-cell>
          <table:table-cell office:value-type="float" office:value="0.005888" calcext:value-type="float">
            <text:p>0.005888</text:p>
          </table:table-cell>
          <table:table-cell office:value-type="float" office:value="0" calcext:value-type="float">
            <text:p>0</text:p>
          </table:table-cell>
          <table:table-cell office:value-type="float" office:value="2.544646" calcext:value-type="float">
            <text:p>2.544646</text:p>
          </table:table-cell>
          <table:table-cell table:formula="of:=[.A127]-[.A126]" office:value-type="float" office:value="0.0999941825866699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4.89418" calcext:value-type="float">
            <text:p>1603667874.8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032428" calcext:value-type="float">
            <text:p>0.032428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12633" calcext:value-type="float">
            <text:p>0.012633</text:p>
          </table:table-cell>
          <table:table-cell office:value-type="float" office:value="0.007376" calcext:value-type="float">
            <text:p>0.007376</text:p>
          </table:table-cell>
          <table:table-cell office:value-type="float" office:value="0" calcext:value-type="float">
            <text:p>0</text:p>
          </table:table-cell>
          <table:table-cell office:value-type="float" office:value="2.863907" calcext:value-type="float">
            <text:p>2.863907</text:p>
          </table:table-cell>
          <table:table-cell table:formula="of:=[.A128]-[.A127]" office:value-type="float" office:value="0.10001087188720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4.99418" calcext:value-type="float">
            <text:p>1603667874.9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244381" calcext:value-type="float">
            <text:p>0.244381</text:p>
          </table:table-cell>
          <table:table-cell office:value-type="float" office:value="0.053609" calcext:value-type="float">
            <text:p>0.053609</text:p>
          </table:table-cell>
          <table:table-cell office:value-type="float" office:value="0.431891" calcext:value-type="float">
            <text:p>0.431891</text:p>
          </table:table-cell>
          <table:table-cell office:value-type="float" office:value="0.00809" calcext:value-type="float">
            <text:p>0.00809</text:p>
          </table:table-cell>
          <table:table-cell office:value-type="float" office:value="0" calcext:value-type="float">
            <text:p>0</text:p>
          </table:table-cell>
          <table:table-cell office:value-type="float" office:value="2.967844" calcext:value-type="float">
            <text:p>2.967844</text:p>
          </table:table-cell>
          <table:table-cell table:formula="of:=[.A129]-[.A128]" office:value-type="float" office:value="0.0999979972839356" calcext:value-type="float">
            <text:p>0.10</text:p>
          </table:table-cell>
          <table:table-cell table:number-columns-repeated="2"/>
          <table:table-cell table:style-name="ce15" table:number-columns-repeated="2"/>
          <table:table-cell table:number-columns-repeated="3"/>
        </table:table-row>
        <table:table-row table:style-name="ro2">
          <table:table-cell office:value-type="float" office:value="1603667875.09422" calcext:value-type="float">
            <text:p>1603667875.09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244381" calcext:value-type="float">
            <text:p>0.244381</text:p>
          </table:table-cell>
          <table:table-cell office:value-type="float" office:value="0.053609" calcext:value-type="float">
            <text:p>0.053609</text:p>
          </table:table-cell>
          <table:table-cell office:value-type="float" office:value="0.431891" calcext:value-type="float">
            <text:p>0.431891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0" calcext:value-type="float">
            <text:p>0</text:p>
          </table:table-cell>
          <table:table-cell office:value-type="float" office:value="1.441512" calcext:value-type="float">
            <text:p>1.441512</text:p>
          </table:table-cell>
          <table:table-cell table:formula="of:=[.A130]-[.A129]" office:value-type="float" office:value="0.100043058395386" calcext:value-type="float">
            <text:p>0.10</text:p>
          </table:table-cell>
          <table:table-cell table:number-columns-repeated="7"/>
        </table:table-row>
        <table:table-row table:style-name="ro2">
          <table:table-cell table:style-name="ce3" office:value-type="float" office:value="1603667875.19418" calcext:value-type="float">
            <text:p>1603667875.19418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62" office:value-type="float" office:value="4.8" calcext:value-type="float">
            <text:p>4.8</text:p>
          </table:table-cell>
          <table:table-cell table:style-name="ce66" office:value-type="float" office:value="-0.246868" calcext:value-type="float">
            <text:p>-0.246868</text:p>
          </table:table-cell>
          <table:table-cell table:style-name="ce66" office:value-type="float" office:value="-0.264256" calcext:value-type="float">
            <text:p>-0.264256</text:p>
          </table:table-cell>
          <table:table-cell table:style-name="ce70" office:value-type="float" office:value="1.63881" calcext:value-type="float">
            <text:p>1.63881</text:p>
          </table:table-cell>
          <table:table-cell table:style-name="ce74" office:value-type="float" office:value="0.002644" calcext:value-type="float">
            <text:p>0.002644</text:p>
          </table:table-cell>
          <table:table-cell table:style-name="ce74" office:value-type="float" office:value="0" calcext:value-type="float">
            <text:p>0</text:p>
          </table:table-cell>
          <table:table-cell table:style-name="ce80" office:value-type="float" office:value="1.347544" calcext:value-type="float">
            <text:p>1.347544</text:p>
          </table:table-cell>
          <table:table-cell table:style-name="ce18" table:formula="of:=[.A131]-[.A130]" office:value-type="float" office:value="0.0999588966369629" calcext:value-type="float">
            <text:p>0.10</text:p>
          </table:table-cell>
          <table:table-cell table:style-name="ce3" table:number-columns-repeated="2"/>
          <table:table-cell table:style-name="ce18" table:formula="of:=([.G131]-[.G123])/([.A131]-[.A123])" office:value-type="float" office:value="2.04860977783712" calcext:value-type="float">
            <text:p>2.05</text:p>
          </table:table-cell>
          <table:table-cell table:style-name="ce15" table:formula="of:=([.J127]-[.J123])/([.A127]-[.A123])" office:value-type="float" office:value="6.36204198736654" calcext:value-type="float">
            <text:p>6.36</text:p>
          </table:table-cell>
          <table:table-cell table:number-columns-repeated="3"/>
        </table:table-row>
        <table:table-row table:style-name="ro2">
          <table:table-cell office:value-type="float" office:value="1603667875.29418" calcext:value-type="float">
            <text:p>1603667875.2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168325" calcext:value-type="float">
            <text:p>0.168325</text:p>
          </table:table-cell>
          <table:table-cell office:value-type="float" office:value="0.573123" calcext:value-type="float">
            <text:p>0.573123</text:p>
          </table:table-cell>
          <table:table-cell office:value-type="float" office:value="2.570261" calcext:value-type="float">
            <text:p>2.570261</text:p>
          </table:table-cell>
          <table:table-cell office:value-type="float" office:value="0.004521" calcext:value-type="float">
            <text:p>0.004521</text:p>
          </table:table-cell>
          <table:table-cell office:value-type="float" office:value="0" calcext:value-type="float">
            <text:p>0</text:p>
          </table:table-cell>
          <table:table-cell office:value-type="float" office:value="2.403077" calcext:value-type="float">
            <text:p>2.403077</text:p>
          </table:table-cell>
          <table:table-cell table:formula="of:=[.A132]-[.A131]" office:value-type="float" office:value="0.100003004074097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5.39418" calcext:value-type="float">
            <text:p>1603667875.3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168325" calcext:value-type="float">
            <text:p>0.168325</text:p>
          </table:table-cell>
          <table:table-cell office:value-type="float" office:value="0.573123" calcext:value-type="float">
            <text:p>0.573123</text:p>
          </table:table-cell>
          <table:table-cell office:value-type="float" office:value="2.570261" calcext:value-type="float">
            <text:p>2.570261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" calcext:value-type="float">
            <text:p>0</text:p>
          </table:table-cell>
          <table:table-cell office:value-type="float" office:value="2.781259" calcext:value-type="float">
            <text:p>2.781259</text:p>
          </table:table-cell>
          <table:table-cell table:formula="of:=[.A133]-[.A132]" office:value-type="float" office:value="0.099999189376831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5.49422" calcext:value-type="float">
            <text:p>1603667875.49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-0.301869" calcext:value-type="float">
            <text:p>-0.301869</text:p>
          </table:table-cell>
          <table:table-cell office:value-type="float" office:value="-0.603524" calcext:value-type="float">
            <text:p>-0.603524</text:p>
          </table:table-cell>
          <table:table-cell office:value-type="float" office:value="2.214014" calcext:value-type="float">
            <text:p>2.214014</text:p>
          </table:table-cell>
          <table:table-cell office:value-type="float" office:value="0.007772" calcext:value-type="float">
            <text:p>0.007772</text:p>
          </table:table-cell>
          <table:table-cell office:value-type="float" office:value="0" calcext:value-type="float">
            <text:p>0</text:p>
          </table:table-cell>
          <table:table-cell office:value-type="float" office:value="2.936321" calcext:value-type="float">
            <text:p>2.936321</text:p>
          </table:table-cell>
          <table:table-cell table:formula="of:=[.A134]-[.A133]" office:value-type="float" office:value="0.10003590583801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5.5942" calcext:value-type="float">
            <text:p>1603667875.5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-0.301869" calcext:value-type="float">
            <text:p>-0.301869</text:p>
          </table:table-cell>
          <table:table-cell office:value-type="float" office:value="-0.603524" calcext:value-type="float">
            <text:p>-0.603524</text:p>
          </table:table-cell>
          <table:table-cell office:value-type="float" office:value="2.214014" calcext:value-type="float">
            <text:p>2.214014</text:p>
          </table:table-cell>
          <table:table-cell office:value-type="float" office:value="0.003297" calcext:value-type="float">
            <text:p>0.003297</text:p>
          </table:table-cell>
          <table:table-cell office:value-type="float" office:value="0" calcext:value-type="float">
            <text:p>0</text:p>
          </table:table-cell>
          <table:table-cell office:value-type="float" office:value="3.019366" calcext:value-type="float">
            <text:p>3.019366</text:p>
          </table:table-cell>
          <table:table-cell table:formula="of:=[.A135]-[.A134]" office:value-type="float" office:value="0.09997797012329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5.69412" calcext:value-type="float">
            <text:p>1603667875.69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174085" calcext:value-type="float">
            <text:p>0.174085</text:p>
          </table:table-cell>
          <table:table-cell office:value-type="float" office:value="0.313685" calcext:value-type="float">
            <text:p>0.313685</text:p>
          </table:table-cell>
          <table:table-cell office:value-type="float" office:value="2.128291" calcext:value-type="float">
            <text:p>2.128291</text:p>
          </table:table-cell>
          <table:table-cell office:value-type="float" office:value="0.011421" calcext:value-type="float">
            <text:p>0.011421</text:p>
          </table:table-cell>
          <table:table-cell office:value-type="float" office:value="0" calcext:value-type="float">
            <text:p>0</text:p>
          </table:table-cell>
          <table:table-cell office:value-type="float" office:value="3.073034" calcext:value-type="float">
            <text:p>3.073034</text:p>
          </table:table-cell>
          <table:table-cell table:formula="of:=[.A136]-[.A135]" office:value-type="float" office:value="0.099918127059936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5.79431" calcext:value-type="float">
            <text:p>1603667875.79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174085" calcext:value-type="float">
            <text:p>0.174085</text:p>
          </table:table-cell>
          <table:table-cell office:value-type="float" office:value="0.313685" calcext:value-type="float">
            <text:p>0.313685</text:p>
          </table:table-cell>
          <table:table-cell office:value-type="float" office:value="2.128291" calcext:value-type="float">
            <text:p>2.128291</text:p>
          </table:table-cell>
          <table:table-cell office:value-type="float" office:value="0.005417" calcext:value-type="float">
            <text:p>0.005417</text:p>
          </table:table-cell>
          <table:table-cell office:value-type="float" office:value="0" calcext:value-type="float">
            <text:p>0</text:p>
          </table:table-cell>
          <table:table-cell office:value-type="float" office:value="2.948716" calcext:value-type="float">
            <text:p>2.948716</text:p>
          </table:table-cell>
          <table:table-cell table:formula="of:=[.A137]-[.A136]" office:value-type="float" office:value="0.10019278526306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5.89419" calcext:value-type="float">
            <text:p>1603667875.89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174085" calcext:value-type="float">
            <text:p>0.174085</text:p>
          </table:table-cell>
          <table:table-cell office:value-type="float" office:value="0.313685" calcext:value-type="float">
            <text:p>0.313685</text:p>
          </table:table-cell>
          <table:table-cell office:value-type="float" office:value="2.128291" calcext:value-type="float">
            <text:p>2.128291</text:p>
          </table:table-cell>
          <table:table-cell office:value-type="float" office:value="0.005472" calcext:value-type="float">
            <text:p>0.005472</text:p>
          </table:table-cell>
          <table:table-cell office:value-type="float" office:value="0" calcext:value-type="float">
            <text:p>0</text:p>
          </table:table-cell>
          <table:table-cell office:value-type="float" office:value="3.031709" calcext:value-type="float">
            <text:p>3.031709</text:p>
          </table:table-cell>
          <table:table-cell table:formula="of:=[.A138]-[.A137]" office:value-type="float" office:value="0.099881172180175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5.99418" calcext:value-type="float">
            <text:p>1603667875.9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-0.308568" calcext:value-type="float">
            <text:p>-0.308568</text:p>
          </table:table-cell>
          <table:table-cell office:value-type="float" office:value="-0.677476" calcext:value-type="float">
            <text:p>-0.677476</text:p>
          </table:table-cell>
          <table:table-cell office:value-type="float" office:value="2.286812" calcext:value-type="float">
            <text:p>2.286812</text:p>
          </table:table-cell>
          <table:table-cell office:value-type="float" office:value="-0.00119" calcext:value-type="float">
            <text:p>-0.00119</text:p>
          </table:table-cell>
          <table:table-cell office:value-type="float" office:value="0" calcext:value-type="float">
            <text:p>0</text:p>
          </table:table-cell>
          <table:table-cell office:value-type="float" office:value="3.066773" calcext:value-type="float">
            <text:p>3.066773</text:p>
          </table:table-cell>
          <table:table-cell table:formula="of:=[.A139]-[.A138]" office:value-type="float" office:value="0.099989891052246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6.09418" calcext:value-type="float">
            <text:p>1603667876.0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15478" calcext:value-type="float">
            <text:p>0.15478</text:p>
          </table:table-cell>
          <table:table-cell office:value-type="float" office:value="0.392078" calcext:value-type="float">
            <text:p>0.392078</text:p>
          </table:table-cell>
          <table:table-cell office:value-type="float" office:value="2.389617" calcext:value-type="float">
            <text:p>2.389617</text:p>
          </table:table-cell>
          <table:table-cell office:value-type="float" office:value="0.004283" calcext:value-type="float">
            <text:p>0.004283</text:p>
          </table:table-cell>
          <table:table-cell office:value-type="float" office:value="0" calcext:value-type="float">
            <text:p>0</text:p>
          </table:table-cell>
          <table:table-cell office:value-type="float" office:value="3.005412" calcext:value-type="float">
            <text:p>3.005412</text:p>
          </table:table-cell>
          <table:table-cell table:formula="of:=[.A140]-[.A139]" office:value-type="float" office:value="0.09999895095825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6.19418" calcext:value-type="float">
            <text:p>1603667876.19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0.15478" calcext:value-type="float">
            <text:p>0.15478</text:p>
          </table:table-cell>
          <table:table-cell office:value-type="float" office:value="0.392078" calcext:value-type="float">
            <text:p>0.392078</text:p>
          </table:table-cell>
          <table:table-cell office:value-type="float" office:value="2.389617" calcext:value-type="float">
            <text:p>2.389617</text:p>
          </table:table-cell>
          <table:table-cell office:value-type="float" office:value="-0.000471" calcext:value-type="float">
            <text:p>-0.000471</text:p>
          </table:table-cell>
          <table:table-cell office:value-type="float" office:value="0" calcext:value-type="float">
            <text:p>0</text:p>
          </table:table-cell>
          <table:table-cell office:value-type="float" office:value="2.992097" calcext:value-type="float">
            <text:p>2.992097</text:p>
          </table:table-cell>
          <table:table-cell table:formula="of:=[.A141]-[.A140]" office:value-type="float" office:value="0.10000419616699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6.29418" calcext:value-type="float">
            <text:p>1603667876.2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7842" calcext:value-type="float">
            <text:p>0.047842</text:p>
          </table:table-cell>
          <table:table-cell office:value-type="float" office:value="0.135463" calcext:value-type="float">
            <text:p>0.135463</text:p>
          </table:table-cell>
          <table:table-cell office:value-type="float" office:value="2.462588" calcext:value-type="float">
            <text:p>2.462588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" calcext:value-type="float">
            <text:p>0</text:p>
          </table:table-cell>
          <table:table-cell office:value-type="float" office:value="3.035466" calcext:value-type="float">
            <text:p>3.035466</text:p>
          </table:table-cell>
          <table:table-cell table:formula="of:=[.A142]-[.A141]" office:value-type="float" office:value="0.100000858306885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6.39418" calcext:value-type="float">
            <text:p>1603667876.3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47842" calcext:value-type="float">
            <text:p>0.047842</text:p>
          </table:table-cell>
          <table:table-cell office:value-type="float" office:value="0.135463" calcext:value-type="float">
            <text:p>0.135463</text:p>
          </table:table-cell>
          <table:table-cell office:value-type="float" office:value="2.462588" calcext:value-type="float">
            <text:p>2.462588</text:p>
          </table:table-cell>
          <table:table-cell office:value-type="float" office:value="0.004996" calcext:value-type="float">
            <text:p>0.004996</text:p>
          </table:table-cell>
          <table:table-cell office:value-type="float" office:value="0" calcext:value-type="float">
            <text:p>0</text:p>
          </table:table-cell>
          <table:table-cell office:value-type="float" office:value="3.049241" calcext:value-type="float">
            <text:p>3.049241</text:p>
          </table:table-cell>
          <table:table-cell table:formula="of:=[.A143]-[.A142]" office:value-type="float" office:value="0.099997997283935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6.49417" calcext:value-type="float">
            <text:p>1603667876.49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96403" calcext:value-type="float">
            <text:p>-0.096403</text:p>
          </table:table-cell>
          <table:table-cell office:value-type="float" office:value="-0.242694" calcext:value-type="float">
            <text:p>-0.242694</text:p>
          </table:table-cell>
          <table:table-cell office:value-type="float" office:value="2.385378" calcext:value-type="float">
            <text:p>2.385378</text:p>
          </table:table-cell>
          <table:table-cell office:value-type="float" office:value="0.00809" calcext:value-type="float">
            <text:p>0.00809</text:p>
          </table:table-cell>
          <table:table-cell office:value-type="float" office:value="0" calcext:value-type="float">
            <text:p>0</text:p>
          </table:table-cell>
          <table:table-cell office:value-type="float" office:value="2.992889" calcext:value-type="float">
            <text:p>2.992889</text:p>
          </table:table-cell>
          <table:table-cell table:formula="of:=[.A144]-[.A143]" office:value-type="float" office:value="0.099982976913452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6.59418" calcext:value-type="float">
            <text:p>1603667876.5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64926" calcext:value-type="float">
            <text:p>0.064926</text:p>
          </table:table-cell>
          <table:table-cell office:value-type="float" office:value="0.146985" calcext:value-type="float">
            <text:p>0.146985</text:p>
          </table:table-cell>
          <table:table-cell office:value-type="float" office:value="2.309702" calcext:value-type="float">
            <text:p>2.309702</text:p>
          </table:table-cell>
          <table:table-cell office:value-type="float" office:value="-0.138945" calcext:value-type="float">
            <text:p>-0.138945</text:p>
          </table:table-cell>
          <table:table-cell office:value-type="float" office:value="0" calcext:value-type="float">
            <text:p>0</text:p>
          </table:table-cell>
          <table:table-cell office:value-type="float" office:value="2.255848" calcext:value-type="float">
            <text:p>2.255848</text:p>
          </table:table-cell>
          <table:table-cell table:formula="of:=[.A145]-[.A144]" office:value-type="float" office:value="0.1000180244445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6.69419" calcext:value-type="float">
            <text:p>1603667876.6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608" calcext:value-type="float">
            <text:p>0.030608</text:p>
          </table:table-cell>
          <table:table-cell office:value-type="float" office:value="0.071406" calcext:value-type="float">
            <text:p>0.071406</text:p>
          </table:table-cell>
          <table:table-cell office:value-type="float" office:value="2.331678" calcext:value-type="float">
            <text:p>2.331678</text:p>
          </table:table-cell>
          <table:table-cell office:value-type="float" office:value="-0.196653" calcext:value-type="float">
            <text:p>-0.196653</text:p>
          </table:table-cell>
          <table:table-cell office:value-type="float" office:value="0" calcext:value-type="float">
            <text:p>0</text:p>
          </table:table-cell>
          <table:table-cell office:value-type="float" office:value="1.305789" calcext:value-type="float">
            <text:p>1.305789</text:p>
          </table:table-cell>
          <table:table-cell table:formula="of:=[.A146]-[.A145]" office:value-type="float" office:value="0.1000020503997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6.79418" calcext:value-type="float">
            <text:p>1603667876.7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608" calcext:value-type="float">
            <text:p>0.030608</text:p>
          </table:table-cell>
          <table:table-cell office:value-type="float" office:value="0.071406" calcext:value-type="float">
            <text:p>0.071406</text:p>
          </table:table-cell>
          <table:table-cell office:value-type="float" office:value="2.331678" calcext:value-type="float">
            <text:p>2.331678</text:p>
          </table:table-cell>
          <table:table-cell office:value-type="float" office:value="-0.128957" calcext:value-type="float">
            <text:p>-0.128957</text:p>
          </table:table-cell>
          <table:table-cell office:value-type="float" office:value="0" calcext:value-type="float">
            <text:p>0</text:p>
          </table:table-cell>
          <table:table-cell office:value-type="float" office:value="0.325586" calcext:value-type="float">
            <text:p>0.325586</text:p>
          </table:table-cell>
          <table:table-cell table:formula="of:=[.A147]-[.A146]" office:value-type="float" office:value="0.0999948978424072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6.89419" calcext:value-type="float">
            <text:p>1603667876.8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6652" calcext:value-type="float">
            <text:p>-0.36652</text:p>
          </table:table-cell>
          <table:table-cell office:value-type="float" office:value="-0.570401" calcext:value-type="float">
            <text:p>-0.570401</text:p>
          </table:table-cell>
          <table:table-cell office:value-type="float" office:value="1.999329" calcext:value-type="float">
            <text:p>1.999329</text:p>
          </table:table-cell>
          <table:table-cell office:value-type="float" office:value="-0.062575" calcext:value-type="float">
            <text:p>-0.062575</text:p>
          </table:table-cell>
          <table:table-cell office:value-type="float" office:value="0" calcext:value-type="float">
            <text:p>0</text:p>
          </table:table-cell>
          <table:table-cell office:value-type="float" office:value="-0.201613" calcext:value-type="float">
            <text:p>-0.201613</text:p>
          </table:table-cell>
          <table:table-cell table:formula="of:=[.A148]-[.A147]" office:value-type="float" office:value="0.10000705718994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6.99432" calcext:value-type="float">
            <text:p>1603667876.99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8292" calcext:value-type="float">
            <text:p>-0.118292</text:p>
          </table:table-cell>
          <table:table-cell office:value-type="float" office:value="-0.070136" calcext:value-type="float">
            <text:p>-0.070136</text:p>
          </table:table-cell>
          <table:table-cell office:value-type="float" office:value="1.070371" calcext:value-type="float">
            <text:p>1.070371</text:p>
          </table:table-cell>
          <table:table-cell office:value-type="float" office:value="-0.031253" calcext:value-type="float">
            <text:p>-0.031253</text:p>
          </table:table-cell>
          <table:table-cell office:value-type="float" office:value="0" calcext:value-type="float">
            <text:p>0</text:p>
          </table:table-cell>
          <table:table-cell office:value-type="float" office:value="-0.177142" calcext:value-type="float">
            <text:p>-0.177142</text:p>
          </table:table-cell>
          <table:table-cell table:style-name="ce15" table:formula="of:=[.A149]-[.A148]" office:value-type="float" office:value="0.100127935409546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7.09418" calcext:value-type="float">
            <text:p>1603667877.09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8292" calcext:value-type="float">
            <text:p>-0.118292</text:p>
          </table:table-cell>
          <table:table-cell office:value-type="float" office:value="-0.070136" calcext:value-type="float">
            <text:p>-0.070136</text:p>
          </table:table-cell>
          <table:table-cell office:value-type="float" office:value="1.070371" calcext:value-type="float">
            <text:p>1.070371</text:p>
          </table:table-cell>
          <table:table-cell office:value-type="float" office:value="-0.002855" calcext:value-type="float">
            <text:p>-0.002855</text:p>
          </table:table-cell>
          <table:table-cell office:value-type="float" office:value="0" calcext:value-type="float">
            <text:p>0</text:p>
          </table:table-cell>
          <table:table-cell office:value-type="float" office:value="-0.015027" calcext:value-type="float">
            <text:p>-0.015027</text:p>
          </table:table-cell>
          <table:table-cell table:formula="of:=[.A150]-[.A149]" office:value-type="float" office:value="0.0998671054840088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7.19419" calcext:value-type="float">
            <text:p>1603667877.1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854" calcext:value-type="float">
            <text:p>0.014854</text:p>
          </table:table-cell>
          <table:table-cell office:value-type="float" office:value="-0.000707" calcext:value-type="float">
            <text:p>-0.000707</text:p>
          </table:table-cell>
          <table:table-cell office:value-type="float" office:value="-0.095162" calcext:value-type="float">
            <text:p>-0.095162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" calcext:value-type="float">
            <text:p>0</text:p>
          </table:table-cell>
          <table:table-cell office:value-type="float" office:value="0.001265" calcext:value-type="float">
            <text:p>0.001265</text:p>
          </table:table-cell>
          <table:table-cell table:formula="of:=[.A151]-[.A150]" office:value-type="float" office:value="0.10000491142273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7.29419" calcext:value-type="float">
            <text:p>1603667877.2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854" calcext:value-type="float">
            <text:p>0.014854</text:p>
          </table:table-cell>
          <table:table-cell office:value-type="float" office:value="-0.000707" calcext:value-type="float">
            <text:p>-0.000707</text:p>
          </table:table-cell>
          <table:table-cell office:value-type="float" office:value="-0.095162" calcext:value-type="float">
            <text:p>-0.09516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152]-[.A151]" office:value-type="float" office:value="0.100007057189941" calcext:value-type="float">
            <text:p>0.10</text:p>
          </table:table-cell>
          <table:table-cell table:number-columns-repeated="7"/>
        </table:table-row>
        <table:table-row table:style-name="ro2">
          <table:table-cell office:value-type="float" office:value="1603667877.39419" calcext:value-type="float">
            <text:p>1603667877.3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2421" calcext:value-type="float">
            <text:p>-0.022421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-0.081995" calcext:value-type="float">
            <text:p>-0.08199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table:formula="of:=[.A153]-[.A152]" office:value-type="float" office:value="0.099998950958252" calcext:value-type="float">
            <text:p>0.10</text:p>
          </table:table-cell>
          <table:table-cell table:style-name="ce9" table:number-columns-repeated="2"/>
          <table:table-cell table:style-name="ce15" table:number-columns-repeated="2"/>
          <table:table-cell table:number-columns-repeated="3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54]-[.A153]" office:value-type="float" office:value="-1603667877.39419" calcext:value-type="float">
            <text:p>-1,603,667,877.39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55]-[.A15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56]-[.A155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57]-[.A156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58]-[.A157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59]-[.A158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60]-[.A159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61]-[.A160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62]-[.A161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63]-[.A16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64]-[.A16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65]-[.A16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66]-[.A165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67]-[.A166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68]-[.A167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69]-[.A168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70]-[.A169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71]-[.A170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72]-[.A171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73]-[.A17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74]-[.A17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75]-[.A17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76]-[.A175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77]-[.A176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78]-[.A177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79]-[.A178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80]-[.A179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81]-[.A180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82]-[.A181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83]-[.A18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84]-[.A18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85]-[.A184]" office:value-type="float" office:value="0" calcext:value-type="float">
            <text:p>0.00</text:p>
          </table:table-cell>
          <table:table-cell table:style-name="ce9"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86]-[.A185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87]-[.A186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88]-[.A187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89]-[.A188]" office:value-type="float" office:value="0" calcext:value-type="float">
            <text:p>0.00</text:p>
          </table:table-cell>
          <table:table-cell table:style-name="ce15"/>
          <table:table-cell/>
          <table:table-cell table:style-name="ce6"/>
          <table:table-cell table:number-columns-repeated="4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0]-[.A189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1]-[.A190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2]-[.A191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3]-[.A19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4]-[.A19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5]-[.A19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6]-[.A195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7]-[.A196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8]-[.A197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199]-[.A198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00]-[.A199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 table:style-name="ce9"/>
          <table:table-cell table:style-name="ce58"/>
          <table:table-cell table:style-name="ce60"/>
          <table:table-cell table:style-name="ce64"/>
          <table:table-cell table:style-name="ce68" table:number-columns-repeated="2"/>
          <table:table-cell table:style-name="ce72"/>
          <table:table-cell table:style-name="ce76"/>
          <table:table-cell table:style-name="ce78"/>
          <table:table-cell table:style-name="ce82"/>
          <table:table-cell table:style-name="ce15" table:formula="of:=[.A201]-[.A200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02]-[.A201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03]-[.A20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04]-[.A20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05]-[.A20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06]-[.A205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 table:style-name="ce9"/>
          <table:table-cell table:style-name="ce58"/>
          <table:table-cell table:style-name="ce60"/>
          <table:table-cell table:style-name="ce64"/>
          <table:table-cell table:style-name="ce68" table:number-columns-repeated="2"/>
          <table:table-cell table:style-name="ce72"/>
          <table:table-cell table:style-name="ce76"/>
          <table:table-cell table:style-name="ce78"/>
          <table:table-cell table:style-name="ce82"/>
          <table:table-cell table:style-name="ce15" table:formula="of:=[.A207]-[.A206]" office:value-type="float" office:value="0" calcext:value-type="float">
            <text:p>0.00</text:p>
          </table:table-cell>
          <table:table-cell table:style-name="ce9" table:number-columns-repeated="2"/>
          <table:table-cell table:style-name="ce15" table:number-columns-repeated="2"/>
          <table:table-cell table:number-columns-repeated="3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08]-[.A207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09]-[.A208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0]-[.A209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1]-[.A210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2]-[.A211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3]-[.A21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4]-[.A21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5]-[.A21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6]-[.A215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7]-[.A216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8]-[.A217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19]-[.A218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0]-[.A219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1]-[.A220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2]-[.A221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3]-[.A22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4]-[.A22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5]-[.A22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6]-[.A225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7]-[.A226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8]-[.A227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29]-[.A228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0]-[.A229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1]-[.A230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2]-[.A231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3]-[.A23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4]-[.A23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5]-[.A23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6]-[.A235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7]-[.A236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8]-[.A237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39]-[.A238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0]-[.A239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1]-[.A240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2]-[.A241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3]-[.A24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4]-[.A24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5]-[.A24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6]-[.A245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7]-[.A246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8]-[.A247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49]-[.A248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50]-[.A249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51]-[.A250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52]-[.A251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53]-[.A252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54]-[.A253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55]-[.A254]" office:value-type="float" office:value="0" calcext:value-type="float">
            <text:p>0.00</text:p>
          </table:table-cell>
          <table:table-cell table:number-columns-repeated="7"/>
        </table:table-row>
        <table:table-row table:style-name="ro2">
          <table:table-cell/>
          <table:table-cell table:style-name="ce7"/>
          <table:table-cell table:style-name="ce12"/>
          <table:table-cell table:style-name="ce20"/>
          <table:table-cell table:style-name="ce25" table:number-columns-repeated="2"/>
          <table:table-cell table:style-name="ce30"/>
          <table:table-cell table:style-name="ce35"/>
          <table:table-cell table:style-name="ce39"/>
          <table:table-cell table:style-name="ce44"/>
          <table:table-cell table:formula="of:=[.A256]-[.A255]" office:value-type="float" office:value="0" calcext:value-type="float">
            <text:p>0.00</text:p>
          </table:table-cell>
          <table:table-cell table:number-columns-repeated="7"/>
        </table:table-row>
        <calcext:conditional-formats>
          <calcext:conditional-format calcext:target-range-address="vel_stats.B3:vel_stats.C256 vel_stats.E3:vel_stats.F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D3:vel_stats.D256 vel_stats.G3:vel_stats.G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H3:vel_stats.J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B3:vel_stats.B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D3:vel_stats.D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E3:vel_stats.F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G3:vel_stats.G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H3:vel_stats.H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J3:vel_stats.J2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E2:vel_stats.F15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B2:vel_stats.C15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D2:vel_stats.D15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G2:vel_stats.G15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H2:vel_stats.I15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vel_stats.J2:vel_stats.J15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17:44:45.4817687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25T18:51:19.101870610</dc:date>
    <meta:editing-duration>PT2H19M55S</meta:editing-duration>
    <meta:editing-cycles>46</meta:editing-cycles>
    <meta:document-statistic meta:table-count="1" meta:cell-count="1808" meta:object-count="0"/>
  </office:meta>
</office:document-meta>
</file>